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18E0000018E30FA37DE1A88EBB2.png" manifest:media-type="image/png"/>
  <manifest:file-entry manifest:full-path="Pictures/100000010000018E0000018EDE900CD036F4A731.png" manifest:media-type="image/png"/>
  <manifest:file-entry manifest:full-path="Pictures/10000001000000B4000000B4D716CF1FEDD9FBE4.png" manifest:media-type="image/png"/>
  <manifest:file-entry manifest:full-path="Pictures/100000010000009400000094BDF2CD698EAED7F7.png" manifest:media-type="image/png"/>
  <manifest:file-entry manifest:full-path="Pictures/1000000100000094000000941FCE6FA81F4E9C05.png" manifest:media-type="image/png"/>
  <manifest:file-entry manifest:full-path="Pictures/10000001000001CC000001CC4F284ABDF725CFBE.png" manifest:media-type="image/png"/>
  <manifest:file-entry manifest:full-path="Pictures/100000010000009400000094A04ED4D7CCE29075.png" manifest:media-type="image/png"/>
  <manifest:file-entry manifest:full-path="Pictures/10000001000001A500000197B1FC747D1E98FF51.png" manifest:media-type="image/png"/>
  <manifest:file-entry manifest:full-path="Pictures/1000000100000094000000940168D7F519A5B53F.png" manifest:media-type="image/png"/>
  <manifest:file-entry manifest:full-path="Pictures/10000001000002F400000106154D06CC9AD453FF.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scadia Mono" svg:font-family="'Cascadia Mono'" style:font-family-generic="roman" style:font-pitch="variable"/>
    <style:font-face style:name="Cascadia Mono1" svg:font-family="'Cascadia Mono'"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宋体" svg:font-family="宋体" style:font-family-generic="system" style:font-pitch="variable"/>
  </office:font-face-decls>
  <office:automatic-styles>
    <style:style style:name="Table1" style:family="table">
      <style:table-properties style:width="18.44cm" fo:margin-left="0cm" fo:margin-top="0cm" fo:margin-bottom="0cm" table:align="left" style:writing-mode="lr-tb"/>
    </style:style>
    <style:style style:name="Table1.A" style:family="table-column">
      <style:table-column-properties style:column-width="18.44cm"/>
    </style:style>
    <style:style style:name="Table1.1" style:family="table-row">
      <style:table-row-properties style:min-row-height="0.443cm" fo:keep-together="auto"/>
    </style:style>
    <style:style style:name="Table1.A1" style:family="table-cell">
      <style:table-cell-properties fo:background-color="#d9d9d9" fo:padding-left="0.15cm" fo:padding-right="0.15cm" fo:padding-top="0.101cm" fo:padding-bottom="0.101cm" fo:border="0.5pt solid #000000" style:writing-mode="lr-tb">
        <style:background-image/>
      </style:table-cell-properties>
    </style:style>
    <style:style style:name="Table1.2" style:family="table-row">
      <style:table-row-properties style:min-row-height="5.584cm" fo:keep-together="auto"/>
    </style:style>
    <style:style style:name="Table1.A2" style:family="table-cell">
      <style:table-cell-properties fo:padding-left="0.15cm" fo:padding-right="0.15cm" fo:padding-top="0.101cm" fo:padding-bottom="0.101cm" fo:border="0.5pt solid #000000" style:writing-mode="lr-tb"/>
    </style:style>
    <style:style style:name="Table1.4" style:family="table-row">
      <style:table-row-properties style:min-row-height="1.228cm" fo:keep-together="auto"/>
    </style:style>
    <style:style style:name="Table1.A4" style:family="table-cell">
      <style:table-cell-properties fo:background-color="#ffffff" fo:padding-left="0.15cm" fo:padding-right="0.15cm" fo:padding-top="0.101cm" fo:padding-bottom="0.101cm" fo:border="0.5pt solid #000000" style:writing-mode="lr-tb">
        <style:background-image/>
      </style:table-cell-properties>
    </style:style>
    <style:style style:name="P1" style:family="paragraph" style:parent-style-name="Header">
      <style:paragraph-properties fo:margin-left="0cm" fo:margin-right="0cm" fo:text-indent="-2cm" style:auto-text-indent="false"/>
    </style:style>
    <style:style style:name="P2" style:family="paragraph" style:parent-style-name="Frame_20_contents">
      <style:paragraph-properties fo:margin-top="0.071cm" fo:margin-bottom="0.176cm" style:contextual-spacing="false" fo:line-height="100%"/>
    </style:style>
    <style:style style:name="P3" style:family="paragraph" style:parent-style-name="Frame_20_contents">
      <style:paragraph-properties fo:margin-left="1cm" fo:margin-right="0cm" fo:line-height="100%" fo:text-indent="0.501cm" style:auto-text-indent="false"/>
    </style:style>
    <style:style style:name="P4" style:family="paragraph" style:parent-style-name="Code">
      <style:paragraph-properties fo:margin-left="0.185cm" fo:margin-right="0cm" fo:text-indent="1.27cm" style:auto-text-indent="false"/>
    </style:style>
    <style:style style:name="P5" style:family="paragraph" style:parent-style-name="Code">
      <style:paragraph-properties fo:line-height="100%" fo:text-align="start" style:justify-single-word="false" fo:orphans="2" fo:widows="2"/>
      <style:text-properties fo:font-size="11pt" style:letter-kerning="false" style:font-name-asian="Calibri1" style:font-size-asian="11pt" style:language-asian="en" style:country-asian="US" style:font-name-complex="Arial" style:font-size-complex="11pt" style:language-complex="ar" style:country-complex="SA"/>
    </style:style>
    <style:style style:name="P6" style:family="paragraph" style:parent-style-name="Code">
      <style:paragraph-properties fo:line-height="100%" fo:text-align="start" style:justify-single-word="false" fo:orphans="2" fo:widows="2"/>
      <style:text-properties fo:font-size="11pt" fo:language="en" fo:country="US" style:letter-kerning="false" style:font-name-asian="Calibri1" style:font-size-asian="11pt" style:language-asian="en" style:country-asian="US" style:font-name-complex="Arial" style:font-size-complex="11pt" style:language-complex="ar" style:country-complex="SA"/>
    </style:style>
    <style:style style:name="P7" style:family="paragraph" style:parent-style-name="Heading_20_1">
      <style:paragraph-properties fo:margin-top="0cm" fo:margin-bottom="0.212cm" style:contextual-spacing="false" fo:text-align="center" style:justify-single-word="false"/>
    </style:style>
    <style:style style:name="P8" style:family="paragraph" style:parent-style-name="Heading_20_3">
      <style:paragraph-properties fo:text-align="justify" style:justify-single-word="false"/>
    </style:style>
    <style:style style:name="P9" style:family="paragraph" style:parent-style-name="Heading_20_4">
      <style:paragraph-properties fo:text-align="justify" style:justify-single-word="false"/>
    </style:style>
    <style:style style:name="P10" style:family="paragraph" style:parent-style-name="Heading_20_4">
      <style:paragraph-properties fo:text-align="justify" style:justify-single-word="false">
        <style:tab-stops>
          <style:tab-stop style:position="9.202cm" style:type="center"/>
        </style:tab-stops>
      </style:paragraph-properties>
    </style:style>
    <style:style style:name="P11" style:family="paragraph" style:parent-style-name="Heading_20_5">
      <style:paragraph-properties fo:text-align="justify" style:justify-single-word="false"/>
    </style:style>
    <style:style style:name="P12" style:family="paragraph" style:parent-style-name="Standard">
      <style:paragraph-properties fo:text-align="justify" style:justify-single-word="false"/>
    </style:style>
    <style:style style:name="P13" style:family="paragraph" style:parent-style-name="Heading_20_4">
      <style:paragraph-properties>
        <style:tab-stops>
          <style:tab-stop style:position="9.202cm" style:type="center"/>
        </style:tab-stops>
      </style:paragraph-properties>
    </style:style>
    <style:style style:name="P14" style:family="paragraph" style:parent-style-name="Heading_20_5">
      <style:text-properties style:font-name="Consolas"/>
    </style:style>
    <style:style style:name="P15" style:family="paragraph" style:parent-style-name="List_20_Paragraph">
      <style:paragraph-properties fo:margin-top="0cm" fo:margin-bottom="0cm" style:contextual-spacing="true"/>
      <style:text-properties fo:language="en" fo:country="GB" style:font-weight-complex="bold"/>
    </style:style>
    <style:style style:name="P16" style:family="paragraph" style:parent-style-name="Standard">
      <style:paragraph-properties fo:margin-top="0cm" fo:margin-bottom="0.353cm" style:contextual-spacing="false"/>
    </style:style>
    <style:style style:name="P17" style:family="paragraph" style:parent-style-name="Heading_20_1">
      <style:paragraph-properties fo:margin-top="0cm" fo:margin-bottom="0.212cm" style:contextual-spacing="false" fo:text-align="center" style:justify-single-word="false"/>
      <style:text-properties fo:language="en" fo:country="GB" fo:background-color="transparent"/>
    </style:style>
    <style:style style:name="P18" style:family="paragraph" style:parent-style-name="Code" style:list-style-name="WWNum18"/>
    <style:style style:name="P19" style:family="paragraph" style:parent-style-name="Code">
      <style:paragraph-properties fo:line-height="100%" fo:text-align="start" style:justify-single-word="false" fo:orphans="2" fo:widows="2"/>
      <style:text-properties fo:font-size="11pt" fo:language="en" fo:country="GB" style:letter-kerning="false" style:font-name-asian="Calibri1" style:font-size-asian="11pt" style:language-asian="en" style:country-asian="US" style:font-name-complex="Arial" style:font-size-complex="11pt" style:language-complex="ar" style:country-complex="SA"/>
    </style:style>
    <style:style style:name="P20" style:family="paragraph" style:parent-style-name="Frame_20_contents">
      <style:paragraph-properties fo:margin-top="0cm" fo:margin-bottom="0cm" style:contextual-spacing="false" fo:line-height="100%"/>
    </style:style>
    <style:style style:name="P21" style:family="paragraph" style:parent-style-name="Frame_20_contents">
      <style:paragraph-properties fo:margin-top="0.141cm" fo:margin-bottom="0cm" style:contextual-spacing="false" fo:line-height="100%" fo:text-align="end" style:justify-single-word="false"/>
    </style:style>
    <style:style style:name="P22" style:family="paragraph" style:parent-style-name="Heading_20_2" style:list-style-name="">
      <style:paragraph-properties fo:margin-left="0.635cm" fo:margin-right="0cm" fo:text-align="justify" style:justify-single-word="false" fo:text-indent="-0.635cm" style:auto-text-indent="false"/>
    </style:style>
    <style:style style:name="P23" style:family="paragraph" style:parent-style-name="Heading_20_2" style:list-style-name="">
      <style:paragraph-properties fo:margin-left="0cm" fo:margin-right="0cm" fo:text-align="justify" style:justify-single-word="false" fo:text-indent="0cm" style:auto-text-indent="false"/>
    </style:style>
    <style:style style:name="P24" style:family="paragraph" style:parent-style-name="Heading_20_2" style:list-style-name="">
      <style:paragraph-properties fo:margin-left="0.635cm" fo:margin-right="0cm" fo:text-align="justify" style:justify-single-word="false" fo:text-indent="-0.635cm" style:auto-text-indent="false"/>
      <style:text-properties fo:background-color="transparent"/>
    </style:style>
    <style:style style:name="P25" style:family="paragraph" style:parent-style-name="Heading_20_4">
      <style:text-properties fo:language="en" fo:country="GB"/>
    </style:style>
    <style:style style:name="P26" style:family="paragraph" style:parent-style-name="Heading_20_5">
      <style:text-properties style:font-name="Consolas"/>
    </style:style>
    <style:style style:name="P27" style:family="paragraph" style:parent-style-name="Heading_20_5">
      <style:text-properties fo:language="en" fo:country="GB"/>
    </style:style>
    <style:style style:name="P28" style:family="paragraph" style:parent-style-name="List_20_Paragraph" style:list-style-name="WWNum2"/>
    <style:style style:name="P29" style:family="paragraph" style:parent-style-name="List_20_Paragraph" style:list-style-name="WWNum2">
      <style:text-properties fo:font-weight="bold" fo:background-color="transparent" style:font-weight-asian="bold"/>
    </style:style>
    <style:style style:name="P30" style:family="paragraph" style:parent-style-name="List_20_Paragraph" style:list-style-name="WWNum4">
      <style:paragraph-properties fo:margin-top="0cm" fo:margin-bottom="0cm" style:contextual-spacing="true" fo:text-align="justify" style:justify-single-word="false"/>
    </style:style>
    <style:style style:name="P31" style:family="paragraph" style:parent-style-name="List_20_Paragraph" style:list-style-name="WWNum7">
      <style:paragraph-properties fo:margin-top="0cm" fo:margin-bottom="0cm" style:contextual-spacing="true" fo:text-align="justify" style:justify-single-word="false"/>
    </style:style>
    <style:style style:name="P32" style:family="paragraph" style:parent-style-name="List_20_Paragraph" style:list-style-name="WWNum4">
      <style:paragraph-properties fo:margin-top="0cm" fo:margin-bottom="0cm" style:contextual-spacing="true" fo:text-align="justify" style:justify-single-word="false"/>
      <style:text-properties style:font-name="Consolas" fo:font-weight="bold" style:font-weight-asian="bold"/>
    </style:style>
    <style:style style:name="P33" style:family="paragraph" style:parent-style-name="List_20_Paragraph" style:list-style-name="WWNum5">
      <style:paragraph-properties fo:text-align="justify" style:justify-single-word="false"/>
      <style:text-properties style:font-name="Consolas" fo:font-weight="bold" style:font-weight-asian="bold"/>
    </style:style>
    <style:style style:name="P34" style:family="paragraph" style:parent-style-name="List_20_Paragraph" style:list-style-name="WWNum9">
      <style:paragraph-properties fo:text-align="justify" style:justify-single-word="false"/>
      <style:text-properties style:font-name="Consolas" fo:font-weight="bold" style:font-name-asian="Calibri1" style:font-weight-asian="bold" style:font-name-complex="Arial"/>
    </style:style>
    <style:style style:name="P35" style:family="paragraph" style:parent-style-name="List_20_Paragraph" style:list-style-name="WWNum6">
      <style:paragraph-properties fo:margin-top="0cm" fo:margin-bottom="0cm" style:contextual-spacing="true"/>
    </style:style>
    <style:style style:name="P36" style:family="paragraph" style:parent-style-name="List_20_Paragraph" style:list-style-name="WWNum15"/>
    <style:style style:name="P37" style:family="paragraph" style:parent-style-name="List_20_Paragraph" style:list-style-name="WWNum15">
      <style:text-properties fo:language="en" fo:country="GB"/>
    </style:style>
    <style:style style:name="P38" style:family="paragraph" style:parent-style-name="List_20_Paragraph" style:list-style-name="WWNum2">
      <style:text-properties fo:background-color="transparent"/>
    </style:style>
    <style:style style:name="P39" style:family="paragraph" style:parent-style-name="List_20_Paragraph" style:list-style-name="WWNum3">
      <style:text-properties fo:background-color="transparent"/>
    </style:style>
    <style:style style:name="P40" style:family="paragraph" style:parent-style-name="Standard">
      <style:text-properties style:text-underline-style="solid" style:text-underline-width="auto" style:text-underline-color="font-color" fo:font-weight="bold" style:font-weight-asian="bold" style:font-weight-complex="bold"/>
    </style:style>
    <style:style style:name="P41" style:family="paragraph" style:parent-style-name="Standard">
      <style:paragraph-properties fo:text-align="justify" style:justify-single-word="false"/>
      <style:text-properties fo:color="#b2500e" loext:opacity="100%" style:font-name="Consolas" fo:font-size="12pt" fo:font-weight="bold" style:font-name-asian="宋体" style:font-size-asian="12pt" style:font-weight-asian="bold" style:font-name-complex="Times New Roman1" style:font-size-complex="12pt"/>
    </style:style>
    <style:style style:name="P42" style:family="paragraph" style:parent-style-name="Standard" style:list-style-name="">
      <style:paragraph-properties fo:margin-top="0.212cm" fo:margin-bottom="0.071cm" style:contextual-spacing="false" fo:text-align="justify" style:justify-single-word="false" fo:keep-together="always" fo:keep-with-next="always"/>
      <style:text-properties fo:color="#8f400b" loext:opacity="100%" style:font-name="Calibri" fo:font-size="16pt" fo:font-weight="bold" style:font-name-asian="SimSun" style:font-size-asian="16pt" style:font-weight-asian="bold" style:font-name-complex="Times New Roman1" style:font-size-complex="16pt"/>
    </style:style>
    <style:style style:name="P43" style:family="paragraph" style:parent-style-name="Standard">
      <style:text-properties style:font-name="Calibri" style:font-name-asian="Calibri1" style:font-name-complex="Arial"/>
    </style:style>
    <style:style style:name="P44" style:family="paragraph" style:parent-style-name="Standard">
      <style:paragraph-properties fo:margin-top="0cm" fo:margin-bottom="0cm" style:contextual-spacing="false" fo:line-height="100%" fo:text-align="justify" style:justify-single-word="false" fo:orphans="2" fo:widows="2"/>
      <style:text-properties style:font-name="Calibri" fo:font-size="11pt" fo:language="en" fo:country="US" fo:font-weight="bold" style:letter-kerning="false" style:font-name-asian="Calibri1" style:font-size-asian="11pt" style:language-asian="en" style:country-asian="US" style:font-weight-asian="bold" style:font-name-complex="Arial" style:font-size-complex="11pt" style:language-complex="ar" style:country-complex="SA"/>
    </style:style>
    <style:style style:name="P45" style:family="paragraph" style:parent-style-name="Standard">
      <style:text-properties fo:color="#000000" loext:opacity="100%" fo:font-size="12pt" fo:font-weight="bold" style:font-size-asian="12pt" style:font-weight-asian="bold" style:font-name-complex="Calibri1" style:font-size-complex="9.5pt"/>
    </style:style>
    <style:style style:name="P46" style:family="paragraph" style:parent-style-name="Standard">
      <style:text-properties fo:background-color="transparent"/>
    </style:style>
    <style:style style:name="P47" style:family="paragraph">
      <loext:graphic-properties draw:fill="none"/>
      <style:paragraph-properties fo:text-align="start"/>
      <style:text-properties fo:font-size="18pt"/>
    </style:style>
    <style:style style:name="P48" style:family="paragraph">
      <loext:graphic-properties draw:fill="none"/>
      <style:paragraph-properties fo:text-align="start"/>
      <style:text-properties fo:color="#000000" loext:opacity="100%" loext:color-lum-mod="100%" loext:color-lum-off="0%" fo:font-size="18pt"/>
    </style:style>
    <style:style style:name="T1" style:family="text">
      <style:text-properties fo:font-size="8.5pt" style:font-size-asian="8.5pt" style:font-size-complex="8.5pt"/>
    </style:style>
    <style:style style:name="T2" style:family="text">
      <style:text-properties fo:color="#0882de" loext:opacity="100%" fo:font-size="8.5pt" style:font-size-asian="8.5pt" style:font-size-complex="8.5pt"/>
    </style:style>
    <style:style style:name="T3" style:family="text">
      <style:text-properties fo:font-size="9pt" fo:language="bg" fo:country="BG" style:font-size-asian="9pt" style:font-size-complex="9pt"/>
    </style:style>
    <style:style style:name="T4" style:family="text">
      <style:text-properties fo:font-size="9pt" style:font-size-asian="9pt" style:font-size-complex="9pt"/>
    </style:style>
    <style:style style:name="T5" style:family="text">
      <style:text-properties fo:color="#000000" loext:opacity="100%" fo:font-size="8.5pt" style:font-size-asian="8.5pt" style:font-size-complex="8.5pt"/>
    </style:style>
    <style:style style:name="T6" style:family="text">
      <style:text-properties fo:color="#000000" loext:opacity="100%" fo:font-size="9pt" style:font-size-asian="9pt" style:font-size-complex="9pt"/>
    </style:style>
    <style:style style:name="T7" style:family="text">
      <style:text-properties fo:color="#000000" loext:opacity="100%" style:font-name="Consolas" fo:language="bg" fo:country="BG" fo:font-weight="bold" style:font-weight-asian="bold" style:font-name-complex="Consolas1" style:font-weight-complex="bold"/>
    </style:style>
    <style:style style:name="T8" style:family="text">
      <style:text-properties fo:color="#000000" loext:opacity="100%" style:font-name="Consolas" fo:font-size="9.5pt" fo:language="bg" fo:country="BG" style:font-name-asian="Calibri1" style:font-size-asian="9.5pt" style:font-name-complex="Consolas1" style:font-size-complex="9.5pt"/>
    </style:style>
    <style:style style:name="T9" style:family="text">
      <style:text-properties fo:color="#000000" loext:opacity="100%" style:font-name-complex="Calibri1"/>
    </style:style>
    <style:style style:name="T10" style:family="text">
      <style:text-properties fo:color="#000000" loext:opacity="100%" fo:language="bg" fo:country="BG" fo:font-weight="bold" style:font-weight-asian="bold" style:font-name-complex="Calibri1" style:font-weight-complex="bold"/>
    </style:style>
    <style:style style:name="T11" style:family="text">
      <style:text-properties fo:color="#000000" loext:opacity="100%" fo:font-weight="bold" style:font-weight-asian="bold" style:font-name-complex="Calibri1" style:font-weight-complex="bold"/>
    </style:style>
    <style:style style:name="T12" style:family="text">
      <style:text-properties fo:color="#000000" loext:opacity="100%" fo:font-size="9.5pt" style:font-name-asian="Calibri1" style:font-size-asian="9.5pt" style:font-name-complex="Consolas1" style:font-size-complex="9.5pt"/>
    </style:style>
    <style:style style:name="T13" style:family="text">
      <style:text-properties fo:color="#000000" loext:opacity="100%" fo:font-size="12pt" fo:font-weight="bold" style:font-size-asian="12pt" style:font-weight-asian="bold" style:font-name-complex="Calibri1" style:font-size-complex="9.5pt"/>
    </style:style>
    <style:style style:name="T14" style:family="text">
      <style:text-properties fo:language="en" fo:country="GB"/>
    </style:style>
    <style:style style:name="T15" style:family="text">
      <style:text-properties fo:language="en" fo:country="GB" style:font-weight-complex="bold"/>
    </style:style>
    <style:style style:name="T16" style:family="text">
      <style:text-properties style:font-name="Consolas"/>
    </style:style>
    <style:style style:name="T17" style:family="text">
      <style:text-properties style:font-name="Consolas" fo:font-weight="bold" style:font-weight-asian="bold"/>
    </style:style>
    <style:style style:name="T18" style:family="text">
      <style:text-properties style:font-name="Consolas" fo:font-weight="bold" style:font-weight-asian="bold" style:font-weight-complex="bold"/>
    </style:style>
    <style:style style:name="T19" style:family="text">
      <style:text-properties style:font-name="Consolas" fo:font-weight="bold" style:font-name-asian="Calibri1" style:font-weight-asian="bold" style:font-name-complex="Arial"/>
    </style:style>
    <style:style style:name="T20" style:family="text">
      <style:text-properties style:font-name="Consolas" fo:font-weight="bold" style:font-name-asian="Calibri1" style:font-weight-asian="bold" style:font-name-complex="Arial" style:font-weight-complex="bold"/>
    </style:style>
    <style:style style:name="T21" style:family="text">
      <style:text-properties style:font-name="Consolas" fo:language="en" fo:country="GB" fo:font-weight="bold" style:font-weight-asian="bold"/>
    </style:style>
    <style:style style:name="T22" style:family="text">
      <style:text-properties style:font-name="Consolas" fo:font-size="9.5pt" style:font-size-asian="9.5pt" style:font-size-complex="9.5pt" style:font-weight-complex="bold"/>
    </style:style>
    <style:style style:name="T23" style:family="text">
      <style:text-properties fo:font-weight="bold" style:font-weight-asian="bold"/>
    </style:style>
    <style:style style:name="T24" style:family="text">
      <style:text-properties fo:font-weight="bold" style:font-weight-asian="bold" style:font-weight-complex="bold"/>
    </style:style>
    <style:style style:name="T25" style:family="text">
      <style:text-properties fo:font-weight="bold" style:font-weight-asian="bold" style:font-name-complex="Calibri1" style:font-weight-complex="bold"/>
    </style:style>
    <style:style style:name="T26" style:family="text">
      <style:text-properties fo:font-weight="bold" fo:background-color="#ffff00" loext:char-shading-value="0" style:font-weight-asian="bold"/>
    </style:style>
    <style:style style:name="T27" style:family="text">
      <style:text-properties fo:font-weight="bold" fo:background-color="transparent" loext:char-shading-value="0" style:font-weight-asian="bold"/>
    </style:style>
    <style:style style:name="T28" style:family="text">
      <style:text-properties fo:font-weight="bold" fo:background-color="transparent" loext:char-shading-value="0" style:font-weight-asian="bold"/>
    </style:style>
    <style:style style:name="T29" style:family="text">
      <style:text-properties fo:language="bg" fo:country="BG"/>
    </style:style>
    <style:style style:name="T30" style:family="text">
      <style:text-properties fo:language="bg" fo:country="BG" fo:font-weight="bold" style:font-weight-asian="bold"/>
    </style:style>
    <style:style style:name="T31" style:family="text">
      <style:text-properties fo:language="bg" fo:country="BG" fo:font-weight="bold" style:font-weight-asian="bold" style:font-weight-complex="bold"/>
    </style:style>
    <style:style style:name="T32" style:family="text">
      <style:text-properties fo:color="#a31515" loext:opacity="100%" style:font-name-complex="Calibri1"/>
    </style:style>
    <style:style style:name="T33" style:family="text">
      <style:text-properties fo:color="#a31515" loext:opacity="100%" style:font-name="Cascadia Mono" fo:font-size="9.5pt" style:font-size-asian="9.5pt" style:font-name-complex="Cascadia Mono1" style:font-size-complex="9.5pt"/>
    </style:style>
    <style:style style:name="T34" style:family="text">
      <style:text-properties fo:color="#a31515" loext:opacity="100%" style:font-name="Cascadia Mono" fo:font-size="9.5pt" fo:font-weight="normal" style:font-size-asian="9.5pt" style:font-weight-asian="normal" style:font-name-complex="Cascadia Mono1" style:font-size-complex="9.5pt"/>
    </style:style>
    <style:style style:name="T35" style:family="text">
      <style:text-properties fo:color="#a31515" loext:opacity="100%" style:font-name="Consolas" fo:font-size="9.5pt" fo:language="bg" fo:country="BG" style:font-size-asian="9.5pt" style:font-name-complex="Consolas1" style:font-size-complex="9.5pt"/>
    </style:style>
    <style:style style:name="T36" style:family="text">
      <style:text-properties style:font-name-complex="Calibri1"/>
    </style:style>
    <style:style style:name="T37" style:family="text">
      <style:text-properties style:font-name-complex="Calibri1" style:font-weight-complex="bold"/>
    </style:style>
    <style:style style:name="T38" style:family="text">
      <style:text-properties style:font-name="Calibri" fo:font-weight="normal" style:font-weight-asian="normal"/>
    </style:style>
    <style:style style:name="T39" style:family="text">
      <style:text-properties style:font-name="Calibri" fo:font-weight="normal" style:font-weight-asian="normal" style:font-weight-complex="bold"/>
    </style:style>
    <style:style style:name="T40" style:family="text">
      <style:text-properties style:font-name="Calibri" style:font-name-asian="Calibri1" style:font-name-complex="Arial"/>
    </style:style>
    <style:style style:name="T41" style:family="text">
      <style:text-properties style:font-name="Calibri" fo:font-weight="bold" style:font-name-asian="Calibri1" style:font-weight-asian="bold" style:font-name-complex="Arial"/>
    </style:style>
    <style:style style:name="T42" style:family="text">
      <style:text-properties style:font-name="Calibri" fo:font-weight="bold" style:font-name-asian="Calibri1" style:font-weight-asian="bold" style:font-name-complex="Arial" style:font-style-complex="italic" style:font-weight-complex="bold"/>
    </style:style>
    <style:style style:name="T43" style:family="text">
      <style:text-properties style:font-name="Calibri" fo:language="en" fo:country="GB"/>
    </style:style>
    <style:style style:name="T44" style:family="text">
      <style:text-properties style:font-name="Calibri" fo:language="en" fo:country="GB" fo:font-weight="normal" style:font-weight-asian="normal"/>
    </style:style>
    <style:style style:name="T45" style:family="text">
      <style:text-properties style:font-name="Calibri" fo:language="en" fo:country="GB" fo:font-style="italic" style:text-underline-style="solid" style:text-underline-width="auto" style:text-underline-color="font-color" style:font-style-asian="italic"/>
    </style:style>
    <style:style style:name="T46" style:family="text">
      <style:text-properties style:font-weight-complex="bold"/>
    </style:style>
    <style:style style:name="T47" style:family="text">
      <style:text-properties fo:color="#0000ff" loext:opacity="100%"/>
    </style:style>
    <style:style style:name="T48" style:family="text">
      <style:text-properties fo:color="#0000ff" loext:opacity="100%" fo:font-size="11pt" style:font-name-asian="Calibri1" style:font-size-asian="11pt" style:font-name-complex="Arial"/>
    </style:style>
    <style:style style:name="T49" style:family="text">
      <style:text-properties fo:color="#0000ff" loext:opacity="100%" style:font-name="Consolas" fo:font-size="9.5pt" fo:language="bg" fo:country="BG" style:font-name-asian="Calibri1" style:font-size-asian="9.5pt" style:font-name-complex="Consolas1" style:font-size-complex="9.5pt"/>
    </style:style>
    <style:style style:name="T50" style:family="text">
      <style:text-properties style:use-window-font-color="true" loext:opacity="0%" fo:font-size="11pt" style:font-name-asian="Calibri1" style:font-size-asian="11pt" style:font-name-complex="Arial"/>
    </style:style>
    <style:style style:name="T51" style:family="text">
      <style:text-properties fo:font-style="italic" style:text-underline-style="solid" style:text-underline-width="auto" style:text-underline-color="font-color" fo:font-weight="bold" style:font-style-asian="italic" style:font-weight-asian="bold"/>
    </style:style>
    <style:style style:name="T52" style:family="text">
      <style:text-properties fo:language="en" fo:country="US"/>
    </style:style>
    <style:style style:name="T53" style:family="text">
      <style:text-properties fo:background-color="#ffff00" loext:char-shading-value="0"/>
    </style:style>
    <style:style style:name="T54" style:family="text">
      <style:text-properties fo:background-color="transparent" loext:char-shading-value="0"/>
    </style:style>
    <style:style style:name="T55" style:family="text">
      <style:text-properties fo:background-color="transparent" loext:char-shading-value="0"/>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gr1" style:family="graphic">
      <style:graphic-properties draw:stroke="solid" svg:stroke-width="0.035cm" svg:stroke-color="#984807" svg:stroke-linecap="round" draw:fill="none" loext:fill-use-slide-background="false" draw:textarea-horizontal-align="center" draw:textarea-vertical-align="top" draw:auto-grow-height="false" fo:padding-top="0.125cm" fo:padding-bottom="0.125cm" fo:padding-left="0.25cm" fo:padding-right="0.25cm" fo:wrap-option="wrap" fo:margin-left="0cm" fo:margin-right="0.095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026cm" draw:stroke-linejoin="miter"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parent-style-name="Frame">
      <style:graphic-properties draw:stroke="none" svg:stroke-width="0.026cm" draw:stroke-linejoin="miter"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parent-style-name="Frame">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parent-style-name="Frame">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 text:outline-level="1">C#<text:span text:style-name="T14"> OOP Retake Exam</text:span></text:h>
      <text:h text:style-name="P17" text:outline-level="1">University Competition</text:h>
      <text:h text:style-name="P24" text:outline-level="2">Overview</text:h>
      <text:p text:style-name="P46">The end of the last year in high school is approaching and the students will have to choose wisely their way to the future. Everyone will try to enter the best universities. You will be in the department, developing the governmental centralized ranking system. This system must have support for <text:span text:style-name="T18">Subject</text:span>, <text:span text:style-name="T18">Student</text:span> and <text:span text:style-name="T18">University</text:span>. The project will consist of <text:span text:style-name="T24">model classes </text:span>and a <text:span text:style-name="T24">controller class</text:span>, which manages the <text:span text:style-name="T24">interaction</text:span> between the<text:span text:style-name="T23"> subjects, students</text:span> and <text:span text:style-name="T24">universities</text:span>.</text:p>
      <text:h text:style-name="P24" text:outline-level="2">Setup</text:h>
      <text:list xml:id="list2257571413" text:style-name="WWNum2">
        <text:list-item>
          <text:p text:style-name="P28"><text:span text:style-name="T55">Upload </text:span><text:span text:style-name="T28">only the </text:span><text:span text:style-name="Code_20_Char"><text:span text:style-name="T55">UniversityCompetition</text:span></text:span><text:span text:style-name="T28"> </text:span><text:span text:style-name="T55">project in every task </text:span><text:span text:style-name="T28">except</text:span><text:span text:style-name="T55"> </text:span><text:span text:style-name="T28">Unit Tests.</text:span></text:p>
        </text:list-item>
        <text:list-item>
          <text:p text:style-name="P29">Do not modify the interfaces or their packages.</text:p>
        </text:list-item>
        <text:list-item>
          <text:p text:style-name="P38">Use <text:span text:style-name="T23">strong cohesion </text:span>and <text:span text:style-name="T23">loose coupling.</text:span></text:p>
        </text:list-item>
        <text:list-item>
          <text:p text:style-name="P29">Use inheritance and the provided interfaces wherever possible.</text:p>
        </text:list-item>
      </text:list>
      <text:list text:style-name="WWNum3">
        <text:list-item>
          <text:list>
            <text:list-item>
              <text:p text:style-name="P39">This includes <text:span text:style-name="T23">constructors</text:span>, <text:span text:style-name="T23">method parameters, </text:span>and<text:span text:style-name="T23"> return types.</text:span></text:p>
            </text:list-item>
          </text:list>
        </text:list-item>
      </text:list>
      <text:list xml:id="list130701399325151" text:continue-list="list2257571413" text:style-name="WWNum2">
        <text:list-item>
          <text:p text:style-name="P38"><text:span text:style-name="T23">Do not</text:span> violate your <text:span text:style-name="T23">interface</text:span> <text:span text:style-name="T23">implementations</text:span> by adding <text:span text:style-name="T23">more public methods</text:span> in the concrete class than the interface has defined.</text:p>
        </text:list-item>
        <text:list-item>
          <text:p text:style-name="P38">Make sure you have <text:span text:style-name="T23">no public fields</text:span> anywhere.</text:p>
        </text:list-item>
        <text:list-item>
          <text:p text:style-name="P38"><text:span text:style-name="T24">Exception</text:span><text:span text:style-name="T31"> </text:span><text:span text:style-name="T24">messages</text:span> and <text:span text:style-name="T24">output messages</text:span> can be found in the <text:span text:style-name="T7">"</text:span><text:span text:style-name="T18">Utilities</text:span><text:span text:style-name="T7">"</text:span><text:span text:style-name="T32"> </text:span><text:span text:style-name="T9">folder.</text:span></text:p>
        </text:list-item>
        <text:list-item>
          <text:p text:style-name="P38"><text:span text:style-name="T36">For solving this problem use</text:span><text:span text:style-name="T25"> Visual Studio 2019, Visual Studio 2022 </text:span><text:span text:style-name="T36">and</text:span><text:span text:style-name="T25"> </text:span><text:span text:style-name="T10">netcoreapp</text:span><text:span text:style-name="T11"> </text:span><text:span text:style-name="T10">3.1</text:span></text:p>
        </text:list-item>
      </text:list>
      <text:h text:style-name="P22" text:outline-level="2">Task 1: Structure (50 points)</text:h>
      <text:p text:style-name="P40">For this task’s evaluation logic in the methods isn’t included.</text:p>
      <text:p text:style-name="P12">You are given <text:span text:style-name="T24">4</text:span> interfaces, and you must implement their functionality in the <text:span text:style-name="T23">correct classes</text:span>.</text:p>
      <text:p text:style-name="P12">There are 3<text:span text:style-name="T30"> </text:span>types of entities and 3 repositories in the application:<text:span text:style-name="T24"> </text:span><text:span text:style-name="T18">Subject</text:span><text:span text:style-name="T24">, </text:span><text:span text:style-name="T18">Student</text:span><text:span text:style-name="T24">, </text:span><text:span text:style-name="T18">University</text:span><text:span text:style-name="T24"> and </text:span><text:span text:style-name="T18">Repository (SubjectRepository, StudentRepository and UniversityRepository) for each of them</text:span>:</text:p>
      <text:h text:style-name="P8" text:outline-level="3">Subject</text:h>
      <text:p text:style-name="P12"><text:span text:style-name="Code_20_Char">Subject</text:span> is a <text:span text:style-name="T23">base class</text:span> for any <text:span text:style-name="T23">type of </text:span><text:span text:style-name="T17">Subject,</text:span> and it <text:span text:style-name="T23">should not be able to be instantiated</text:span>.</text:p>
      <text:h text:style-name="P9" text:outline-level="4">Data</text:h>
      <text:list xml:id="list3158310633" text:style-name="WWNum4">
        <text:list-item>
          <text:p text:style-name="P30"><text:bookmark-start text:name="OLE_LINK2"/><text:bookmark-start text:name="OLE_LINK1"/><text:span text:style-name="T17">Id</text:span> – <text:span text:style-name="Code_20_Char">int</text:span></text:p>
          <text:list>
            <text:list-item>
              <text:p text:style-name="P30">The <text:span text:style-name="T17">Id</text:span> property will take its value upon adding the entity to the <text:span text:style-name="T17">SubjectRepository</text:span>. Every new <text:span text:style-name="T23">Subject</text:span> will take the next consecutive number in<text:span text:style-name="T29"> </text:span>the repository, starting from 1. The property will be set in the <text:span text:style-name="T23">AddSubject method</text:span> from the <text:span text:style-name="T23">Controller class</text:span>.</text:p>
            </text:list-item>
          </text:list>
        </text:list-item>
        <text:list-item>
          <text:p text:style-name="P30"><text:span text:style-name="T17">Name</text:span> - <text:span text:style-name="Code_20_Char">string</text:span></text:p>
          <text:list>
            <text:list-item>
              <text:p text:style-name="P30">If the name <text:span text:style-name="T23">is null or whitespace</text:span><text:span text:style-name="T30">,</text:span> throw an <text:span text:style-name="T17">ArgumentException</text:span> with the message<text:span text:style-name="T46"> </text:span><text:span text:style-name="T37">"</text:span><text:span text:style-name="T33">Name cannot be null or whitespace!</text:span><text:span text:style-name="T37">"</text:span><text:bookmark-end text:name="OLE_LINK2"/><text:bookmark-end text:name="OLE_LINK1"/><text:span text:style-name="T15"> </text:span></text:p>
            </text:list-item>
          </text:list>
        </text:list-item>
        <text:list-item>
          <text:p text:style-name="P32">Rate – double</text:p>
          <text:list>
            <text:list-item>
              <text:p text:style-name="P30">The significance of the <text:span text:style-name="T17">Subject</text:span>.</text:p>
            </text:list-item>
          </text:list>
        </text:list-item>
      </text:list>
      <text:h text:style-name="P9" text:outline-level="4"><text:soft-page-break/>Constructor</text:h>
      <text:p text:style-name="P12">A <text:span text:style-name="Code_20_Char">Subject</text:span><text:span text:style-name="T24"> </text:span>should take the following values upon initialization:</text:p>
      <text:h text:style-name="Heading_20_5" text:outline-level="5"><text:span text:style-name="Code_20_Char"><text:span text:style-name="T48">int</text:span></text:span><text:span text:style-name="Code_20_Char"><text:span text:style-name="T50"> subjectId, </text:span></text:span><text:span text:style-name="Code_20_Char"><text:span text:style-name="T48">string</text:span></text:span><text:span text:style-name="Code_20_Char"><text:span text:style-name="T50"> subjectName</text:span></text:span><text:bookmark-start text:name="OLE_LINK5"/><text:bookmark-start text:name="OLE_LINK6"/><text:span text:style-name="Code_20_Char"><text:span text:style-name="T50">, </text:span></text:span><text:span text:style-name="Code_20_Char"><text:span text:style-name="T48">double</text:span></text:span><text:span text:style-name="Code_20_Char"><text:span text:style-name="T50"> subjectRate</text:span></text:span><text:bookmark-end text:name="OLE_LINK5"/><text:bookmark-end text:name="OLE_LINK6"/></text:h>
      <text:h text:style-name="P9" text:outline-level="4">Child Classes</text:h>
      <text:p text:style-name="P12">There are three concrete types of <text:span text:style-name="T17">Subject</text:span>:</text:p>
      <text:h text:style-name="P11" text:outline-level="5">TechnicalSubject</text:h>
      <text:p text:style-name="Standard"><text:bookmark-start text:name="OLE_LINK8"/><text:bookmark-start text:name="OLE_LINK7"/><text:span text:style-name="T17">TechnicalSubject</text:span><text:span text:style-name="Strong"> has a </text:span>constant value for<text:span text:style-name="Code_20_Char"> subjectRate = 1.3</text:span></text:p>
      <text:p text:style-name="P12">The constructor of the <text:span text:style-name="T18">TechnicalSubject</text:span><text:span text:style-name="Strong"> </text:span>should take the following parameters upon initialization:</text:p>
      <text:p text:style-name="Code"><text:span text:style-name="Code_20_Char"><text:span text:style-name="T47">int</text:span></text:span><text:span text:style-name="Code_20_Char"> subjectId, </text:span><text:span text:style-name="Code_20_Char"><text:span text:style-name="T47">string</text:span></text:span><text:span text:style-name="Code_20_Char"> subjectName</text:span><text:span text:style-name="T12"> </text:span><text:bookmark-end text:name="OLE_LINK8"/><text:bookmark-end text:name="OLE_LINK7"/></text:p>
      <text:h text:style-name="P11" text:outline-level="5">EconomicalSubject</text:h>
      <text:p text:style-name="Standard"><text:span text:style-name="T18">EconomicalSubject</text:span><text:span text:style-name="Strong"> has a </text:span>constant value for<text:span text:style-name="Code_20_Char"> subjectRate = 1.0</text:span></text:p>
      <text:p text:style-name="P12">The constructor of the <text:span text:style-name="T17">EconomicalSubject</text:span><text:span text:style-name="Strong"> </text:span>should take the following parameters upon initialization:</text:p>
      <text:p text:style-name="Code"><text:span text:style-name="Code_20_Char"><text:span text:style-name="T47">int</text:span></text:span><text:span text:style-name="Code_20_Char"> subjectId, </text:span><text:span text:style-name="Code_20_Char"><text:span text:style-name="T47">string</text:span></text:span><text:span text:style-name="Code_20_Char"> subjectName</text:span><text:span text:style-name="T12"> </text:span></text:p>
      <text:h text:style-name="P11" text:outline-level="5">HumanitySubject</text:h>
      <text:p text:style-name="Standard"><text:span text:style-name="T17">HumanitySubject</text:span><text:span text:style-name="Strong"> has a </text:span>constant value for<text:span text:style-name="Code_20_Char"> subjectRate = 1.15</text:span></text:p>
      <text:p text:style-name="P12">The constructor of the <text:span text:style-name="T18">HumanitySubject</text:span><text:span text:style-name="Strong"> </text:span>should take the following parameters upon initialization:</text:p>
      <text:p text:style-name="Code"><text:span text:style-name="Code_20_Char"><text:span text:style-name="T47">int</text:span></text:span><text:span text:style-name="Code_20_Char"> subjectId, </text:span><text:span text:style-name="Code_20_Char"><text:span text:style-name="T47">string</text:span></text:span><text:span text:style-name="Code_20_Char"> subjectName</text:span><text:span text:style-name="T12"> </text:span></text:p>
      <text:h text:style-name="P8" text:outline-level="3">Student</text:h>
      <text:h text:style-name="P9" text:outline-level="4">Data</text:h>
      <text:list xml:id="list130700454139171" text:continue-numbering="true" text:style-name="WWNum4">
        <text:list-item>
          <text:p text:style-name="P30"><text:span text:style-name="T17">Id</text:span> – <text:span text:style-name="Code_20_Char">int</text:span></text:p>
          <text:list>
            <text:list-item>
              <text:p text:style-name="P30">The <text:span text:style-name="T17">Id</text:span> property will take its value upon adding the entity to the <text:span text:style-name="T17">StudentRepository</text:span>. Every new <text:span text:style-name="T17">Student</text:span> will take the next consecutive number<text:span text:style-name="T29"> </text:span>in the repository, starting from 1. The property will be set in the <text:span text:style-name="T17">AddStudent</text:span><text:span text:style-name="T23"> method</text:span> from the <text:span text:style-name="T17">Controller</text:span><text:span text:style-name="T23"> class</text:span>.</text:p>
            </text:list-item>
          </text:list>
        </text:list-item>
        <text:list-item>
          <text:p text:style-name="P30"><text:span text:style-name="T17">FirstName</text:span> - <text:span text:style-name="Code_20_Char">string</text:span></text:p>
          <text:list>
            <text:list-item>
              <text:p text:style-name="P30">If the name <text:span text:style-name="T23">is null or whitespace</text:span><text:span text:style-name="T30">,</text:span> throw an <text:span text:style-name="T17">ArgumentException</text:span> with the message<text:span text:style-name="T46"> </text:span><text:span text:style-name="T37">"</text:span><text:span text:style-name="T33">Name cannot be null or whitespace!</text:span><text:span text:style-name="T37">"</text:span></text:p>
            </text:list-item>
          </text:list>
        </text:list-item>
        <text:list-item>
          <text:p text:style-name="P30"><text:span text:style-name="T17">LastName</text:span> - <text:span text:style-name="Code_20_Char">string</text:span></text:p>
          <text:list>
            <text:list-item>
              <text:p text:style-name="P30">If the name <text:span text:style-name="T23">is null or whitespace</text:span><text:span text:style-name="T30">,</text:span> throw an <text:span text:style-name="T17">ArgumentException</text:span> with the message<text:span text:style-name="T46"> </text:span><text:span text:style-name="T37">"</text:span><text:span text:style-name="T33">Name cannot be null or whitespace!</text:span><text:span text:style-name="T37">"</text:span></text:p>
            </text:list-item>
          </text:list>
        </text:list-item>
        <text:list-item>
          <text:p text:style-name="P30"><text:span text:style-name="T21">CoveredExams</text:span><text:span text:style-name="T14"> – </text:span><text:span text:style-name="Code_20_Char">IreadOnlyCollection&lt;int&gt; - </text:span>A collection of integer values, representing the subject ids of all covered exams by the student.</text:p>
        </text:list-item>
        <text:list-item>
          <text:p text:style-name="P30"><text:span text:style-name="T21">University</text:span><text:span text:style-name="T14"> – </text:span><text:span text:style-name="Code_20_Char">IUniversity – </text:span>The University where the student managed to join, after covering all the required exams.</text:p>
        </text:list-item>
      </text:list>
      <text:h text:style-name="P13" text:outline-level="4">Behavior</text:h>
      <text:h text:style-name="P14" text:outline-level="5">void CoverExam(ISubject subject)</text:h>
      <text:p text:style-name="Standard">Takes the subject’s id and adds it to the collection of <text:span text:style-name="T21">CoveredExams</text:span></text:p>
      <text:h text:style-name="P14" text:outline-level="5"><text:soft-page-break/></text:h>
      <text:h text:style-name="P14" text:outline-level="5">void JoinUniversity(IUniversity university)</text:h>
      <text:p text:style-name="Standard">This method sets value of the property <text:span text:style-name="T21">University.</text:span></text:p>
      <text:h text:style-name="P9" text:outline-level="4">Constructor</text:h>
      <text:p text:style-name="P12">A <text:span text:style-name="Code_20_Char">Student</text:span><text:span text:style-name="T24"> </text:span>should take the following values upon initialization:</text:p>
      <text:p text:style-name="Code"><text:span text:style-name="Code_20_Char"><text:span text:style-name="T47">int</text:span></text:span><text:span text:style-name="Code_20_Char"> studentId, </text:span><text:span text:style-name="Code_20_Char"><text:span text:style-name="T47">string</text:span></text:span><text:span text:style-name="Code_20_Char"> firstName, </text:span><text:span text:style-name="Code_20_Char"><text:span text:style-name="T47">string</text:span></text:span><text:span text:style-name="Code_20_Char"> lastName</text:span> </text:p>
      <text:p text:style-name="Standard"/>
      <text:h text:style-name="P8" text:outline-level="3">University</text:h>
      <text:h text:style-name="P9" text:outline-level="4">Data</text:h>
      <text:list xml:id="list130702063291899" text:continue-numbering="true" text:style-name="WWNum4">
        <text:list-item>
          <text:p text:style-name="P30"><text:span text:style-name="T17">Id</text:span> – <text:span text:style-name="Code_20_Char">int</text:span></text:p>
          <text:list>
            <text:list-item>
              <text:p text:style-name="P30">The <text:span text:style-name="T17">Id</text:span> property will take its value upon adding the entity to the <text:span text:style-name="T17">UniversityRepository</text:span>. Every new <text:span text:style-name="T17">University</text:span> will take the next consecutive number<text:span text:style-name="T29"> </text:span>in the repository, starting from 1. The property will be set in the <text:span text:style-name="T17">AddUniversity</text:span><text:span text:style-name="T23"> method</text:span> from the <text:span text:style-name="T17">Controller</text:span><text:span text:style-name="T23"> class</text:span>.</text:p>
            </text:list-item>
          </text:list>
        </text:list-item>
        <text:list-item>
          <text:p text:style-name="P30"><text:span text:style-name="T17">Name</text:span> - <text:span text:style-name="Code_20_Char">string</text:span></text:p>
          <text:list>
            <text:list-item>
              <text:p text:style-name="P30">If the name <text:span text:style-name="T23">is null or whitespace</text:span><text:span text:style-name="T30">,</text:span> throw an <text:span text:style-name="T17">ArgumentException</text:span> with the message<text:span text:style-name="T46"> </text:span><text:span text:style-name="T37">"</text:span><text:span text:style-name="T33">Name cannot be null or whitespace!</text:span><text:span text:style-name="T37">"</text:span></text:p>
            </text:list-item>
          </text:list>
        </text:list-item>
      </text:list>
      <text:list text:style-name="WWNum7">
        <text:list-item>
          <text:p text:style-name="P31"><text:span text:style-name="Strong"><text:span text:style-name="T16">Category – string </text:span></text:span><text:span text:style-name="Code_20_Char"><text:span text:style-name="T38">available categories are: </text:span></text:span><text:span text:style-name="Strong"><text:span text:style-name="T16">Technical, Economical, Humanity</text:span></text:span></text:p>
          <text:list>
            <text:list-item>
              <text:p text:style-name="P31">If the value does not match the allowed categories<text:span text:style-name="T29"> </text:span><text:span text:style-name="T23">(case-sensitive)</text:span><text:span text:style-name="T30">,</text:span> throw an <text:span text:style-name="T17">ArgumentException</text:span> with the message<text:span text:style-name="T46"> </text:span><text:span text:style-name="T37">"</text:span><text:span text:style-name="T33">University category </text:span><text:span text:style-name="Code_20_Char">{value}</text:span><text:span text:style-name="T33"> is not allowed in the application!</text:span><text:span text:style-name="T37">"</text:span></text:p>
            </text:list-item>
          </text:list>
        </text:list-item>
        <text:list-item>
          <text:p text:style-name="P31"><text:span text:style-name="Strong"><text:span text:style-name="T16">Capacity – int </text:span></text:span><text:span text:style-name="Code_20_Char"><text:span text:style-name="T38">– the maximum possible number of students admitted to the university.</text:span></text:span></text:p>
          <text:list>
            <text:list-item>
              <text:p text:style-name="P31">If the value is less than zero throw <text:span text:style-name="T17">ArgumentException</text:span> with the message: <text:span text:style-name="T37">"</text:span><text:span text:style-name="T33">University capacity cannot be a negative value!</text:span><text:span text:style-name="T37">"</text:span></text:p>
            </text:list-item>
          </text:list>
        </text:list-item>
      </text:list>
      <text:list xml:id="list130700355237322" text:continue-list="list130702063291899" text:style-name="WWNum4">
        <text:list-item>
          <text:p text:style-name="P30"><text:span text:style-name="Code_20_Char"><text:span text:style-name="T46">RequiredSubjects – IReadOnlyCollection&lt;int&gt;</text:span></text:span><text:span text:style-name="Code_20_Char"><text:span text:style-name="T39"> - </text:span></text:span>A collection of integer values, representing the subject ids of all the subjects on which the student has to have the exams covered.</text:p>
        </text:list-item>
      </text:list>
      <text:h text:style-name="P9" text:outline-level="4">Constructor</text:h>
      <text:p text:style-name="P12">A <text:span text:style-name="Code_20_Char">University</text:span><text:span text:style-name="T24"> </text:span>should take the following values upon initialization:</text:p>
      <text:p text:style-name="Code"><text:span text:style-name="Code_20_Char"><text:span text:style-name="T47">int</text:span></text:span><text:span text:style-name="Code_20_Char"> universityId, </text:span><text:span text:style-name="Code_20_Char"><text:span text:style-name="T47">string</text:span></text:span><text:span text:style-name="Code_20_Char"> universityName, </text:span><text:span text:style-name="Code_20_Char"><text:span text:style-name="T47">string</text:span></text:span><text:span text:style-name="Code_20_Char"> category, </text:span><text:span text:style-name="Code_20_Char"><text:span text:style-name="T47">int</text:span></text:span><text:span text:style-name="Code_20_Char"> capacity, </text:span></text:p>
      <text:p text:style-name="Code"><text:span text:style-name="Code_20_Char"><text:span text:style-name="T47">ICollection&lt;int&gt; </text:span></text:span><text:span text:style-name="Code_20_Char">requiredSubjects</text:span></text:p>
      <text:h text:style-name="P8" text:outline-level="3">SubjectRepository</text:h>
      <text:p text:style-name="P12">The repository holds information about the subjects.</text:p>
      <text:h text:style-name="P9" text:outline-level="4">Data</text:h>
      <text:list xml:id="list130700694546639" text:continue-numbering="true" text:style-name="WWNum4">
        <text:list-item>
          <text:p text:style-name="P30"><text:span text:style-name="Code_20_Char">Models</text:span> – <text:span text:style-name="Code_20_Char">IReadOnlyCollection&lt;ISubject&gt;</text:span></text:p>
        </text:list-item>
      </text:list>
      <text:h text:style-name="P10" text:outline-level="4">Behavior</text:h>
      <text:p text:style-name="P41">void AddModel(ISubject subject)</text:p>
      <text:p text:style-name="P12">Adds a <text:span text:style-name="T23">Subject</text:span> in the collection.</text:p>
      <text:p text:style-name="P41">ISubject FindById(int id)</text:p>
      <text:p text:style-name="P12">Returns a <text:span text:style-name="T23">Subject</text:span> with the given id, if it exists in the repository, otherwise returns null.</text:p>
      <text:p text:style-name="P41"><text:soft-page-break/>ISubject FindByName(string name)</text:p>
      <text:p text:style-name="P12">Returns a <text:span text:style-name="T23">Subject</text:span> with the given name, if it exists in the repository, otherwise returns null.</text:p>
      <text:h text:style-name="P8" text:outline-level="3">StudentRepository</text:h>
      <text:p text:style-name="P12">The repository holds information about the students.</text:p>
      <text:h text:style-name="P9" text:outline-level="4">Data</text:h>
      <text:list xml:id="list130701810238406" text:continue-numbering="true" text:style-name="WWNum4">
        <text:list-item>
          <text:p text:style-name="P30"><text:span text:style-name="Code_20_Char">Models</text:span> – <text:span text:style-name="Code_20_Char">IReadOnlyCollection&lt;IStudent&gt;</text:span></text:p>
        </text:list-item>
      </text:list>
      <text:h text:style-name="P10" text:outline-level="4">Behavior</text:h>
      <text:p text:style-name="P41">void AddModel(IStudent student)</text:p>
      <text:p text:style-name="P12">Adds a <text:span text:style-name="T23">Student</text:span> in the collection.</text:p>
      <text:p text:style-name="P41">IStudent FindById(int id)</text:p>
      <text:p text:style-name="P12">Returns a <text:span text:style-name="T23">Student</text:span> with the given id, if it exists in the repository, otherwise returns null.</text:p>
      <text:p text:style-name="P41">IStudent FindByName(string name)</text:p>
      <text:p text:style-name="P12">Returns a <text:span text:style-name="T23">Student</text:span> with the given name <text:span text:style-name="T51">(Split the given string by single space and check both the first and the last name of the student)</text:span>, if it exists in the repository, otherwise returns null.</text:p>
      <text:h text:style-name="P8" text:outline-level="3">UniversityRepository</text:h>
      <text:p text:style-name="P12">The repository holds information about the universities.</text:p>
      <text:h text:style-name="P9" text:outline-level="4">Data</text:h>
      <text:list xml:id="list130701181010977" text:continue-numbering="true" text:style-name="WWNum4">
        <text:list-item>
          <text:p text:style-name="P30"><text:span text:style-name="Code_20_Char">Models</text:span> – <text:span text:style-name="Code_20_Char">IReadOnlyCollection&lt;IUniversity&gt;</text:span></text:p>
        </text:list-item>
      </text:list>
      <text:h text:style-name="P10" text:outline-level="4">Behavior</text:h>
      <text:p text:style-name="P41">void AddModel(IUniversity university)</text:p>
      <text:p text:style-name="P12">Adds a <text:span text:style-name="T23">University</text:span> in the collection.</text:p>
      <text:p text:style-name="P41">IUniversity FindById(int id)</text:p>
      <text:p text:style-name="P12">Returns a <text:span text:style-name="T23">University</text:span> with the given id, if it exists in the repository, otherwise returns null.</text:p>
      <text:p text:style-name="P41">IUniversity FindByName(string name)</text:p>
      <text:p text:style-name="P12">Returns a <text:span text:style-name="T23">University</text:span> with the given name, if it exists in the repository, otherwise returns null.</text:p>
      <text:h text:style-name="P23" text:outline-level="2">Task 2: Business Logic (150 points)</text:h>
      <text:h text:style-name="P8" text:outline-level="3">The Controller Class</text:h>
      <text:p text:style-name="P12">The business logic of the program should be concentrated around several <text:span text:style-name="T24">commands</text:span>. You that you musts, which you have to implement in the correct classes.</text:p>
      <text:p text:style-name="P12"><text:span text:style-name="T40">The first interface is </text:span><text:span text:style-name="T19">IController</text:span><text:span text:style-name="T40">. You must create a </text:span><text:span text:style-name="T19">Controller</text:span><text:span text:style-name="T42"> </text:span><text:span text:style-name="T40">class, which implements the interface and implements all of its methods. The constructor of </text:span><text:span text:style-name="T19">Controller</text:span><text:span text:style-name="T41"> </text:span><text:span text:style-name="T40">does not take any arguments. The given methods should have the logic described for each in the Commands section. When you create the </text:span><text:span text:style-name="T19">Controller</text:span><text:span text:style-name="T42"> </text:span><text:span text:style-name="T40">class, go into the </text:span><text:span text:style-name="T20">Engine</text:span><text:span text:style-name="T40"> class constructor and uncomment the "</text:span><text:span text:style-name="T49">this</text:span><text:span text:style-name="T8">.controller = </text:span><text:span text:style-name="T49">new</text:span><text:span text:style-name="T8"> Controller();</text:span><text:span text:style-name="T40">" line.</text:span></text:p>
      <text:h text:style-name="P42" text:outline-level="3"><text:soft-page-break/>Data</text:h>
      <text:p text:style-name="P43">You need to keep track of some things, this is why you need some private fields in your controller class:</text:p>
      <text:list text:style-name="WWNum9">
        <text:list-item>
          <text:p text:style-name="P34">subjects – SubjectRepository</text:p>
        </text:list-item>
        <text:list-item>
          <text:p text:style-name="P34">students – StudentRepository</text:p>
        </text:list-item>
        <text:list-item>
          <text:p text:style-name="P34">universities - UniversityRepository</text:p>
        </text:list-item>
      </text:list>
      <text:h text:style-name="Heading_20_3" text:outline-level="3">Commands</text:h>
      <text:p text:style-name="Standard">There are several commands, which control the business logic of the application. They are stated below.</text:p>
      <text:h text:style-name="P25" text:outline-level="4">AddSubject Command</text:h>
      <text:h text:style-name="P27" text:outline-level="5">Parameters</text:h>
      <text:p text:style-name="P15"><text:span text:style-name="Code_20_Char"><text:span text:style-name="T15"/></text:span></text:p>
      <text:list xml:id="list1294962550" text:style-name="WWNum6">
        <text:list-item>
          <text:p text:style-name="P35"><text:span text:style-name="Code_20_Char"><text:span text:style-name="T14">subjectName – string</text:span></text:span></text:p>
        </text:list-item>
        <text:list-item>
          <text:p text:style-name="P35"><text:span text:style-name="Code_20_Char"><text:span text:style-name="T15">subjectType - string</text:span></text:span></text:p>
        </text:list-item>
      </text:list>
      <text:h text:style-name="P27" text:outline-level="5">Functionality</text:h>
      <text:p text:style-name="Code"><text:span text:style-name="T44">The method should create and add a new entity of </text:span><text:span text:style-name="Code_20_Char"><text:span text:style-name="T23">ISubject</text:span></text:span><text:span text:style-name="T44"> to the </text:span><text:span text:style-name="Code_20_Char"><text:span text:style-name="T23">SubjectRepository.</text:span></text:span></text:p>
      <text:list xml:id="list2567961085" text:style-name="WWNum18">
        <text:list-item>
          <text:p text:style-name="P18"><text:span text:style-name="T44">If the given subjectType is not supported in the application, return the following message: </text:span><text:span text:style-name="T14">"</text:span><text:span text:style-name="T34">Subject type </text:span><text:span text:style-name="Header_20_Char">{subjectType</text:span><text:span text:style-name="Code_20_Char"><text:span text:style-name="T23">}</text:span></text:span><text:span text:style-name="T34"> is not available in the application!</text:span><text:span text:style-name="T14">"</text:span></text:p>
        </text:list-item>
        <text:list-item>
          <text:p text:style-name="P18"><text:span text:style-name="T44">If there is already added a </text:span><text:span text:style-name="Code_20_Char"><text:span text:style-name="T23">Subject</text:span></text:span><text:span text:style-name="T44"> with the given name, return the following message: </text:span><text:span text:style-name="T14">"</text:span><text:span text:style-name="Header_20_Char">{subjectName</text:span><text:span text:style-name="Code_20_Char"><text:span text:style-name="T23">}</text:span></text:span><text:span text:style-name="T34"> is already added in the repository.</text:span><text:span text:style-name="T14">"</text:span></text:p>
        </text:list-item>
        <text:list-item>
          <text:p text:style-name="P18"><text:span text:style-name="T44">If none of the above cases is reached, create a new </text:span><text:span text:style-name="Code_20_Char"><text:span text:style-name="T23">Subject </text:span></text:span><text:span text:style-name="T44">from the appropriate type and add it to the </text:span><text:span text:style-name="Code_20_Char"><text:span text:style-name="T23">SubjectRepository</text:span></text:span><text:span text:style-name="T44">. Return the following message: </text:span><text:span text:style-name="T14">"</text:span><text:span text:style-name="Header_20_Char">{subjectType</text:span><text:span text:style-name="Code_20_Char"><text:span text:style-name="T23">}</text:span></text:span><text:span text:style-name="T34"> </text:span><text:span text:style-name="Header_20_Char">{subjectName</text:span><text:span text:style-name="Code_20_Char"><text:span text:style-name="T23">}</text:span></text:span><text:span text:style-name="T34"> is created and added to the </text:span><text:span text:style-name="Header_20_Char">{relevantRepositoryTypeName</text:span><text:span text:style-name="Code_20_Char"><text:span text:style-name="T23">}</text:span></text:span><text:span text:style-name="T34">!</text:span><text:span text:style-name="T14">"</text:span></text:p>
        </text:list-item>
      </text:list>
      <text:h text:style-name="Heading_20_4" text:outline-level="4">AddUniversity Command</text:h>
      <text:h text:style-name="Heading_20_5" text:outline-level="5">Parameters</text:h>
      <text:list xml:id="list130701637007461" text:continue-list="list1294962550" text:style-name="WWNum6">
        <text:list-item>
          <text:p text:style-name="P35"><text:span text:style-name="Code_20_Char">universityName – string</text:span></text:p>
        </text:list-item>
        <text:list-item>
          <text:p text:style-name="P35"><text:span text:style-name="Code_20_Char">category</text:span> – <text:span text:style-name="Code_20_Char">string</text:span></text:p>
        </text:list-item>
        <text:list-item>
          <text:p text:style-name="P35"><text:span text:style-name="Code_20_Char">capacity</text:span> – <text:s/><text:span text:style-name="Code_20_Char">int</text:span></text:p>
        </text:list-item>
        <text:list-item>
          <text:p text:style-name="P35"><text:span text:style-name="Code_20_Char">requiredSubjects – List&lt;string&gt;</text:span></text:p>
        </text:list-item>
      </text:list>
      <text:h text:style-name="P27" text:outline-level="5">Functionality</text:h>
      <text:p text:style-name="Code"><text:span text:style-name="T44">The method should create and add a new entity of </text:span><text:span text:style-name="Code_20_Char"><text:span text:style-name="T23">IUniversity</text:span></text:span><text:span text:style-name="T44"> to the </text:span><text:span text:style-name="Code_20_Char"><text:span text:style-name="T23">UniversityRepository.</text:span></text:span></text:p>
      <text:list xml:id="list130700872651282" text:continue-list="list2567961085" text:style-name="WWNum18">
        <text:list-item>
          <text:p text:style-name="P18"><text:span text:style-name="T44">If there is already added a </text:span><text:span text:style-name="Code_20_Char"><text:span text:style-name="T23">University</text:span></text:span><text:span text:style-name="T44"> with the given name, return the following message: </text:span><text:span text:style-name="T14">"</text:span><text:span text:style-name="Header_20_Char">{universityName</text:span><text:span text:style-name="Code_20_Char"><text:span text:style-name="T23">}</text:span></text:span><text:span text:style-name="T34"> is already added in the repository.</text:span><text:span text:style-name="T14">"</text:span></text:p>
        </text:list-item>
        <text:list-item>
          <text:p text:style-name="P18"><text:span text:style-name="T44">If the above case is not reached, convert the given collection of requiredSubjects into </text:span><text:span text:style-name="T43">collection of integers</text:span><text:span text:style-name="T44">, containing every required </text:span><text:span text:style-name="T43">subject’s id</text:span><text:span text:style-name="T44">. The subjects will be already added into the </text:span><text:span text:style-name="Code_20_Char"><text:span text:style-name="T23">SubjectRepository</text:span></text:span><text:span text:style-name="T44">. Create a new </text:span><text:span text:style-name="Code_20_Char"><text:span text:style-name="T23">University </text:span></text:span><text:span text:style-name="T44">and add it to the </text:span><text:span text:style-name="Code_20_Char"><text:span text:style-name="T23">UniversityRepository</text:span></text:span><text:span text:style-name="T44">. Return the following message: </text:span><text:span text:style-name="T14">"</text:span><text:span text:style-name="Header_20_Char">{universityName</text:span><text:span text:style-name="Code_20_Char"><text:span text:style-name="T23">}</text:span></text:span><text:span text:style-name="T34"> university is created and added to the </text:span><text:span text:style-name="Header_20_Char">{relevantRepositoryTypeName</text:span><text:span text:style-name="Code_20_Char"><text:span text:style-name="T23">}</text:span></text:span><text:span text:style-name="T34">!</text:span><text:span text:style-name="T14">"</text:span></text:p>
        </text:list-item>
      </text:list>
      <text:p text:style-name="P4"><text:s/></text:p>
      <text:h text:style-name="P25" text:outline-level="4"><text:soft-page-break/>AddStudent Command</text:h>
      <text:h text:style-name="P27" text:outline-level="5">Parameters</text:h>
      <text:list xml:id="list130700670800543" text:continue-list="list130701637007461" text:style-name="WWNum6">
        <text:list-item>
          <text:p text:style-name="P35"><text:span text:style-name="Code_20_Char">firstName – string</text:span></text:p>
        </text:list-item>
        <text:list-item>
          <text:p text:style-name="P35"><text:span text:style-name="Code_20_Char"><text:span text:style-name="T14">lastName</text:span></text:span><text:span text:style-name="T14"> – </text:span><text:span text:style-name="Code_20_Char"><text:span text:style-name="T14">string</text:span></text:span></text:p>
        </text:list-item>
      </text:list>
      <text:h text:style-name="P27" text:outline-level="5">Functionality</text:h>
      <text:p text:style-name="Code"><text:span text:style-name="T44">The method should create and add a new entity of </text:span><text:span text:style-name="Code_20_Char"><text:span text:style-name="T23">IStudent</text:span></text:span><text:span text:style-name="T44"> to the </text:span><text:span text:style-name="Code_20_Char"><text:span text:style-name="T23">StudentRepository.</text:span></text:span></text:p>
      <text:list xml:id="list130700604551150" text:continue-list="list130700872651282" text:style-name="WWNum18">
        <text:list-item>
          <text:p text:style-name="P18"><text:span text:style-name="T44">If there is already added a </text:span><text:span text:style-name="Code_20_Char"><text:span text:style-name="T23">Student</text:span></text:span><text:span text:style-name="T44"> with the given firstName and lastName, return the following message: </text:span><text:span text:style-name="T14">"</text:span><text:span text:style-name="Header_20_Char">{firstName</text:span><text:span text:style-name="Code_20_Char"><text:span text:style-name="T23">}</text:span></text:span><text:span text:style-name="T34"> </text:span><text:span text:style-name="Header_20_Char">{lastName</text:span><text:span text:style-name="Code_20_Char"><text:span text:style-name="T23">}</text:span></text:span><text:span text:style-name="T34"> is already added in the repository.</text:span><text:span text:style-name="T14">"</text:span></text:p>
        </text:list-item>
        <text:list-item>
          <text:p text:style-name="P18"><text:span text:style-name="T44">If the above case is not reached, create a new </text:span><text:span text:style-name="Code_20_Char"><text:span text:style-name="T23">Student </text:span></text:span><text:span text:style-name="T44">and add it to the </text:span><text:span text:style-name="Code_20_Char"><text:span text:style-name="T23">StudentRepository</text:span></text:span><text:span text:style-name="T44">. Return the following message: </text:span><text:span text:style-name="T14">"</text:span><text:span text:style-name="T34">Student </text:span><text:span text:style-name="Header_20_Char">{firstName</text:span><text:span text:style-name="Code_20_Char"><text:span text:style-name="T23">}</text:span></text:span><text:span text:style-name="T34"> </text:span><text:span text:style-name="Header_20_Char">{lastName</text:span><text:span text:style-name="Code_20_Char"><text:span text:style-name="T23">}</text:span></text:span><text:span text:style-name="T34"> is added to the StudentRepository!</text:span><text:span text:style-name="T14">"</text:span> </text:p>
        </text:list-item>
      </text:list>
      <text:h text:style-name="Heading_20_4" text:outline-level="4"><text:span text:style-name="T14">TakeExam</text:span> <text:span text:style-name="T14">Command</text:span></text:h>
      <text:h text:style-name="P27" text:outline-level="5">Parameters</text:h>
      <text:list xml:id="list130701790435410" text:continue-list="list130700670800543" text:style-name="WWNum6">
        <text:list-item>
          <text:p text:style-name="P35"><text:span text:style-name="Code_20_Char"><text:span text:style-name="T14">studentId – int</text:span></text:span></text:p>
        </text:list-item>
        <text:list-item>
          <text:p text:style-name="P35"><text:span text:style-name="Code_20_Char"><text:span text:style-name="T14">subjectId - int</text:span></text:span></text:p>
        </text:list-item>
      </text:list>
      <text:h text:style-name="P27" text:outline-level="5">Functionality</text:h>
      <text:p text:style-name="Code"><text:span text:style-name="T44">The method should add the given subjectId to the collection </text:span><text:span text:style-name="Code_20_Char"><text:span text:style-name="T23">CoveredExams</text:span></text:span><text:span text:style-name="T44"> of the </text:span><text:span text:style-name="Code_20_Char"><text:span text:style-name="T23">Student</text:span></text:span><text:span text:style-name="T44"> with the given studentId.</text:span></text:p>
      <text:list xml:id="list130702155780746" text:continue-list="list130700604551150" text:style-name="WWNum18">
        <text:list-item>
          <text:p text:style-name="P18"><text:span text:style-name="T44">If a Student with the given </text:span><text:span text:style-name="T43">studentId</text:span><text:span text:style-name="T44"> doesn’t exist in the </text:span><text:span text:style-name="Code_20_Char"><text:span text:style-name="T23">StudentRepository</text:span></text:span><text:span text:style-name="T44">, return the following message: </text:span><text:span text:style-name="T14">"</text:span><text:span text:style-name="T34">Invalid student ID!</text:span><text:span text:style-name="T14">"</text:span></text:p>
        </text:list-item>
        <text:list-item>
          <text:p text:style-name="P18"><text:span text:style-name="T44">If a Subject with the given </text:span><text:span text:style-name="T43">subjectId</text:span><text:span text:style-name="T44"> doesn’t exist in the </text:span><text:span text:style-name="Code_20_Char"><text:span text:style-name="T23">SubjectRepository</text:span></text:span><text:span text:style-name="T44">, return the following message: </text:span><text:span text:style-name="T14">"</text:span><text:span text:style-name="T34">Invalid subject ID!</text:span><text:span text:style-name="T14">"</text:span></text:p>
        </text:list-item>
        <text:list-item>
          <text:p text:style-name="P18"><text:span text:style-name="T44">If the </text:span><text:span text:style-name="T43">Student</text:span><text:span text:style-name="T44"> with the given </text:span><text:span text:style-name="T43">studentId</text:span><text:span text:style-name="T44"> has already covered the exam (check in the </text:span><text:span text:style-name="T43">CoveredExam</text:span><text:span text:style-name="T44"> collection of the </text:span><text:span text:style-name="T43">Student</text:span><text:span text:style-name="T44">) on the </text:span><text:span text:style-name="Code_20_Char"><text:span text:style-name="T23">Subject</text:span></text:span><text:span text:style-name="T44"> with the given </text:span><text:span text:style-name="T43">subjectId</text:span><text:span text:style-name="T44">, return the following message: </text:span><text:span text:style-name="T14">"</text:span><text:span text:style-name="Header_20_Char">{studentFirstName</text:span><text:span text:style-name="Code_20_Char"><text:span text:style-name="T23">}</text:span></text:span><text:span text:style-name="T34"> </text:span><text:span text:style-name="Header_20_Char">{studentLastName</text:span><text:span text:style-name="Code_20_Char"><text:span text:style-name="T23">}</text:span></text:span><text:span text:style-name="T34"> has already covered exam of </text:span><text:span text:style-name="Header_20_Char">{subjectName</text:span><text:span text:style-name="Code_20_Char"><text:span text:style-name="T23">}</text:span></text:span><text:span text:style-name="T34">.</text:span><text:span text:style-name="T14">"</text:span></text:p>
        </text:list-item>
      </text:list>
      <text:p text:style-name="Code"><text:span text:style-name="T44">If none of the above cases is reached, add the given subjectId to the collection </text:span><text:span text:style-name="T43">CoveredExams</text:span><text:span text:style-name="T44"> of the </text:span><text:span text:style-name="T43">Student</text:span><text:span text:style-name="Code_20_Char"><text:span text:style-name="T23"> </text:span></text:span><text:span text:style-name="T44">with the given studentId. Return the following message: </text:span><text:span text:style-name="T14">"</text:span><text:span text:style-name="Header_20_Char">{studentFirstName</text:span><text:span text:style-name="Code_20_Char"><text:span text:style-name="T23">}</text:span></text:span><text:span text:style-name="T34"> </text:span><text:span text:style-name="Header_20_Char">{studentLastName</text:span><text:span text:style-name="Code_20_Char"><text:span text:style-name="T23">}</text:span></text:span><text:span text:style-name="T34"> covered </text:span><text:span text:style-name="Header_20_Char">{subjectName</text:span><text:span text:style-name="Code_20_Char"><text:span text:style-name="T23">} </text:span></text:span><text:span text:style-name="T34">exam!</text:span><text:span text:style-name="T14">"</text:span></text:p>
      <text:h text:style-name="P25" text:outline-level="4">ApplyToUniversity Command</text:h>
      <text:h text:style-name="P27" text:outline-level="5">Parameters</text:h>
      <text:list xml:id="list130702152143824" text:continue-list="list130701790435410" text:style-name="WWNum6">
        <text:list-item>
          <text:p text:style-name="P35"><text:span text:style-name="Code_20_Char"><text:span text:style-name="T14">studentName – string</text:span></text:span></text:p>
        </text:list-item>
        <text:list-item>
          <text:p text:style-name="P35"><text:span text:style-name="Code_20_Char"><text:span text:style-name="T14">universityName – string</text:span></text:span></text:p>
        </text:list-item>
      </text:list>
      <text:h text:style-name="P27" text:outline-level="5">Functionality</text:h>
      <text:p text:style-name="Code"><text:span text:style-name="T44">The method should set the </text:span><text:span text:style-name="Code_20_Char"><text:span text:style-name="T23">University</text:span></text:span><text:span text:style-name="T44"> property of the </text:span><text:span text:style-name="Code_20_Char"><text:span text:style-name="T23">Student</text:span></text:span><text:span text:style-name="T44"> with the given studentName </text:span><text:span text:style-name="T45">(Split the given string by whitespace and check both the first and the last name of the student),</text:span><text:span text:style-name="T44"> to the value of the </text:span><text:span text:style-name="Code_20_Char"><text:span text:style-name="T23">University</text:span></text:span><text:span text:style-name="T44"> with the given universityName.</text:span></text:p>
      <text:list xml:id="list130700738893653" text:continue-list="list130702155780746" text:style-name="WWNum18">
        <text:list-item>
          <text:p text:style-name="P18"><text:span text:style-name="T44">If a </text:span><text:span text:style-name="Code_20_Char"><text:span text:style-name="T23">Student</text:span></text:span><text:span text:style-name="T44"> with the given studentName doesn’t exist in the </text:span><text:span text:style-name="Code_20_Char"><text:span text:style-name="T23">StudentRepository</text:span></text:span><text:span text:style-name="T44">, return the following message: </text:span><text:span text:style-name="T14">"</text:span><text:span text:style-name="Header_20_Char">{studentFirstName</text:span><text:span text:style-name="Code_20_Char"><text:span text:style-name="T23">} {studentLastName} </text:span></text:span><text:span text:style-name="T34">is not registered in the application!</text:span><text:span text:style-name="T14">"</text:span></text:p>
        </text:list-item>
        <text:list-item>
          <text:p text:style-name="P18"><text:soft-page-break/><text:span text:style-name="T44">If a </text:span><text:span text:style-name="Code_20_Char"><text:span text:style-name="T23">University</text:span></text:span><text:span text:style-name="T44"> with the given universityName doesn’t exist in the </text:span><text:span text:style-name="Code_20_Char"><text:span text:style-name="T23">UniversityRepository</text:span></text:span><text:span text:style-name="T44">, return the following message: </text:span><text:span text:style-name="T14">"</text:span><text:span text:style-name="Header_20_Char">{universityName</text:span><text:span text:style-name="Code_20_Char"><text:span text:style-name="T23">} </text:span></text:span><text:span text:style-name="T34">is not registered in the application!</text:span><text:span text:style-name="T14">"</text:span></text:p>
        </text:list-item>
        <text:list-item>
          <text:p text:style-name="P18"><text:span text:style-name="T44">If the </text:span><text:span text:style-name="Code_20_Char"><text:span text:style-name="T23">Student</text:span></text:span><text:span text:style-name="T44"> with the given studentName </text:span><text:span text:style-name="T43">has not covered all the required exams</text:span><text:span text:style-name="T44"> for the </text:span><text:span text:style-name="Code_20_Char"><text:span text:style-name="T23">University</text:span></text:span><text:span text:style-name="T44"> with the given name, return the following message: </text:span><text:span text:style-name="T14">"</text:span><text:span text:style-name="Header_20_Char">{studentName</text:span><text:span text:style-name="Code_20_Char"><text:span text:style-name="T23">} </text:span></text:span><text:span text:style-name="T34">has not covered all the required exams for </text:span><text:span text:style-name="Header_20_Char">{universityName</text:span><text:span text:style-name="Code_20_Char"><text:span text:style-name="T23">} </text:span></text:span><text:span text:style-name="T34">university!</text:span><text:span text:style-name="T14">"</text:span><text:bookmark text:name="_GoBack"/></text:p>
        </text:list-item>
        <text:list-item>
          <text:p text:style-name="P18"><text:span text:style-name="T44">If the </text:span><text:span text:style-name="Code_20_Char"><text:span text:style-name="T23">Student</text:span></text:span><text:span text:style-name="T44"> with the given studentName has already joined the </text:span><text:span text:style-name="Code_20_Char"><text:span text:style-name="T23">University</text:span></text:span><text:span text:style-name="T44"> with the given universityName, return the following message: </text:span><text:span text:style-name="T14">"</text:span><text:span text:style-name="Header_20_Char">{studentFirstName</text:span><text:span text:style-name="Code_20_Char"><text:span text:style-name="T23">}</text:span></text:span><text:span text:style-name="T34"> </text:span><text:span text:style-name="Header_20_Char">{studentLastName</text:span><text:span text:style-name="Code_20_Char"><text:span text:style-name="T23">}</text:span></text:span><text:span text:style-name="T34"> has already joined </text:span><text:span text:style-name="Header_20_Char">{UniversityName</text:span><text:span text:style-name="Code_20_Char"><text:span text:style-name="T23">}</text:span></text:span><text:span text:style-name="T34">.</text:span><text:span text:style-name="T14">"</text:span></text:p>
        </text:list-item>
      </text:list>
      <text:p text:style-name="Code"><text:span text:style-name="T44">If none of the above cases is reached, set the </text:span><text:span text:style-name="Code_20_Char"><text:span text:style-name="T23">University</text:span></text:span><text:span text:style-name="T44"> property of the </text:span><text:span text:style-name="Code_20_Char"><text:span text:style-name="T23">Student</text:span></text:span><text:span text:style-name="T44"> with the given studentName, to the value of the </text:span><text:span text:style-name="Code_20_Char"><text:span text:style-name="T23">University</text:span></text:span><text:span text:style-name="T44"> with the given universityName. Return the following message: </text:span><text:span text:style-name="T14">"</text:span><text:span text:style-name="Header_20_Char">{studentFirstName</text:span><text:span text:style-name="Code_20_Char"><text:span text:style-name="T23">}</text:span></text:span><text:span text:style-name="T34"> </text:span><text:span text:style-name="Header_20_Char">{studentLastName</text:span><text:span text:style-name="Code_20_Char"><text:span text:style-name="T23">}</text:span></text:span><text:span text:style-name="T34"> joined </text:span><text:span text:style-name="Header_20_Char">{universityName</text:span><text:span text:style-name="Code_20_Char"><text:span text:style-name="T23">} </text:span></text:span><text:span text:style-name="T34">university!</text:span><text:span text:style-name="T14">"</text:span></text:p>
      <text:h text:style-name="P25" text:outline-level="4">UniversityReport Command</text:h>
      <text:h text:style-name="P27" text:outline-level="5">Parameters</text:h>
      <text:list xml:id="list130700419452585" text:continue-list="list130702152143824" text:style-name="WWNum6">
        <text:list-item>
          <text:p text:style-name="P35"><text:span text:style-name="Code_20_Char"><text:span text:style-name="T14">universityId – int</text:span></text:span></text:p>
        </text:list-item>
      </text:list>
      <text:h text:style-name="P27" text:outline-level="5">Functionality</text:h>
      <text:list text:style-name="WWNum15">
        <text:list-item>
          <text:p text:style-name="P36"><text:span text:style-name="T14">Find the </text:span><text:span text:style-name="Code_20_Char">University</text:span><text:span text:style-name="T14"> with the given </text:span><text:span text:style-name="Code_20_Char">universityId</text:span><text:span text:style-name="T14">. </text:span></text:p>
        </text:list-item>
        <text:list-item>
          <text:p text:style-name="P37">Returns the following string report:</text:p>
        </text:list-item>
      </text:list>
      <text:p text:style-name="Standard"><text:span text:style-name="Code_20_Char"><text:span text:style-name="T14">"</text:span></text:span><text:span text:style-name="T33">*** </text:span><text:span text:style-name="Code_20_Char"><text:span text:style-name="T14">{universityName} </text:span></text:span><text:span text:style-name="T33">***</text:span></text:p>
      <text:p text:style-name="Standard"><text:span text:style-name="T33">Profile: </text:span><text:span text:style-name="Code_20_Char"><text:span text:style-name="T14">{universityCategory}</text:span></text:span></text:p>
      <text:p text:style-name="Standard"><text:span text:style-name="T33">Students admitted: </text:span><text:span text:style-name="Code_20_Char"><text:span text:style-name="T14">{studentsCount}</text:span></text:span></text:p>
      <text:p text:style-name="Standard"><text:span text:style-name="T33">University vacancy: </text:span><text:span text:style-name="Code_20_Char"><text:span text:style-name="T14">{capacityLeft}"</text:span></text:span></text:p>
      <text:p text:style-name="P45">Note: studentsCount =&gt; the count of all students admitted in the given university</text:p>
      <text:p text:style-name="P45">Note: capacityLeft =&gt; the university capacity – the count of all admitted students in the university</text:p>
      <text:p text:style-name="Standard"><text:span text:style-name="T13">Note: Do not use </text:span><text:span text:style-name="T22">"</text:span><text:span text:style-name="T35">\r\n</text:span><text:span text:style-name="T22">"</text:span><text:span text:style-name="T13"> for a new line.</text:span></text:p>
      <text:h text:style-name="P8" text:outline-level="3">Input / Output</text:h>
      <text:p text:style-name="P12">You are provided with one interface, which will help with the correct execution process of your program. The interface is <text:span text:style-name="Code_20_Char">Engine</text:span> and the class implementing this interface should read the input and when the program finishes, this class should print the output.</text:p>
      <text:h text:style-name="P9" text:outline-level="4">Input</text:h>
      <text:p text:style-name="P12">Below, you can see the <text:span text:style-name="T23">format</text:span> in which <text:span text:style-name="T23">each command</text:span> will be given in the input:</text:p>
      <text:list text:style-name="WWNum5">
        <text:list-item>
          <text:p text:style-name="P33">AddSubject {subjectName} {subjectType}</text:p>
        </text:list-item>
        <text:list-item>
          <text:p text:style-name="P33">AddUniversity {universityName} {category} {capacity} {requiredSubjects}</text:p>
        </text:list-item>
        <text:list-item>
          <text:p text:style-name="P33">AddStudent {firstName} {lastName}</text:p>
        </text:list-item>
        <text:list-item>
          <text:p text:style-name="P33">TakeExam {studentId} {subjectId}</text:p>
        </text:list-item>
        <text:list-item>
          <text:p text:style-name="P33">ApplyToUniversity {studentName} {universityName}</text:p>
        </text:list-item>
        <text:list-item>
          <text:p text:style-name="P33">UniversityReport {universityId}</text:p>
        </text:list-item>
        <text:list-item>
          <text:p text:style-name="P33">CompetitionReport</text:p>
        </text:list-item>
        <text:list-item>
          <text:p text:style-name="P33">END</text:p>
        </text:list-item>
      </text:list>
      <text:h text:style-name="P9" text:outline-level="4"><text:soft-page-break/>Output</text:h>
      <text:p text:style-name="Standard">Print the output from each command when issued. If an exception is thrown during any of the commands' execution, print<text:span text:style-name="T29"> </text:span><text:span text:style-name="T14">the exception message.</text:span></text:p>
      <text:h text:style-name="P9" text:outline-level="4">Examples</text:h>
      <table:table table:name="Table1" table:style-name="Table1">
        <table:table-column table:style-name="Table1.A"/>
        <table:table-row table:style-name="Table1.1">
          <table:table-cell table:style-name="Table1.A1" office:value-type="string">
            <text:p text:style-name="P44">Input</text:p>
          </table:table-cell>
        </table:table-row>
        <table:table-row table:style-name="Table1.2">
          <table:table-cell table:style-name="Table1.A2" office:value-type="string">
            <text:p text:style-name="P6">AddSubject Mathematics TechnicalSubject</text:p>
            <text:p text:style-name="P6">AddSubject Physics TechnicalSubject</text:p>
            <text:p text:style-name="P6">AddSubject Geography EconomicalSubject</text:p>
            <text:p text:style-name="P6">AddSubject Biology HumanitySubject</text:p>
            <text:p text:style-name="P6">AddSubject Chemistry TechnicalSubject</text:p>
            <text:p text:style-name="P6">AddSubject Literature HumanitySubject</text:p>
            <text:p text:style-name="P6">AddSubject History EconomicalSubject</text:p>
            <text:p text:style-name="P6">AddSubject ComputerProgramming TechnicalSubject</text:p>
            <text:p text:style-name="P6">AddUniversity GreatEinstein Technical 50 Physics,Mathematics,ComputerProgramming</text:p>
            <text:p text:style-name="P6">AddUniversity IbnSena Humanity 30 Biology,Physics,Chemistry</text:p>
            <text:p text:style-name="P6">AddStudent Alice Pitt</text:p>
            <text:p text:style-name="P6">AddStudent Boris Grey</text:p>
            <text:p text:style-name="P6">AddStudent Rob Butterscotch</text:p>
            <text:p text:style-name="P6">TakeExam 1 4</text:p>
            <text:p text:style-name="P6">TakeExam 1 2</text:p>
            <text:p text:style-name="P6">TakeExam 1 5</text:p>
            <text:p text:style-name="P6">TakeExam 3 2</text:p>
            <text:p text:style-name="P6">TakeExam 3 1</text:p>
            <text:p text:style-name="P6">ApplyToUniversity Alice Pitt GreatEinstein</text:p>
            <text:p text:style-name="P6">ApplyToUniversity Alice Pitt IbnSena</text:p>
            <text:p text:style-name="P6">ApplyToUniversity Rob Butterscotch GreatEinstein</text:p>
            <text:p text:style-name="P6">TakeExam 3 8</text:p>
            <text:p text:style-name="P6">ApplyToUniversity Rob Butterscotch GreatEinstein</text:p>
            <text:p text:style-name="P6">UniversityReport 1</text:p>
            <text:p text:style-name="P6">Exit</text:p>
          </table:table-cell>
        </table:table-row>
        <table:table-row table:style-name="Table1.1">
          <table:table-cell table:style-name="Table1.A1" office:value-type="string">
            <text:p text:style-name="P44">Output</text:p>
          </table:table-cell>
        </table:table-row>
        <table:table-row table:style-name="Table1.4">
          <table:table-cell table:style-name="Table1.A4" office:value-type="string">
            <text:p text:style-name="P19">TechnicalSubject Mathematics is created and added to the SubjectRepository!</text:p>
            <text:p text:style-name="P19">TechnicalSubject Physics is created and added to the SubjectRepository!</text:p>
            <text:p text:style-name="P6">EconomicalSubject Geography is created and added to the SubjectRepository!</text:p>
            <text:p text:style-name="P19">HumanitySubject Biology is created and added to the SubjectRepository!</text:p>
            <text:p text:style-name="P19">TechnicalSubject Chemistry is created and added to the SubjectRepository!</text:p>
            <text:p text:style-name="P19">HumanitySubject Literature is created and added to the SubjectRepository!</text:p>
            <text:p text:style-name="P19"><text:soft-page-break/>EconomicalSubject History is created and added to the SubjectRepository!</text:p>
            <text:p text:style-name="P19">TechnicalSubject ComputerProgramming is created and added to the SubjectRepository!</text:p>
            <text:p text:style-name="P19">GreatEinstein university is created and added to the UniversityRepository!</text:p>
            <text:p text:style-name="P19">IbnSena university is created and added to the UniversityRepository!</text:p>
            <text:p text:style-name="P19">Student Alice Pitt is added to the StudentRepository!</text:p>
            <text:p text:style-name="P5"><text:span text:style-name="T14">Student </text:span><text:span text:style-name="T52">Boris</text:span><text:span text:style-name="T14"> Gray is added to the StudentRepository!</text:span></text:p>
            <text:p text:style-name="P19">Student Rob Butterscotch is added to the StudentRepository!</text:p>
            <text:p text:style-name="P19">Alice Pitt covered Biology exam!</text:p>
            <text:p text:style-name="P19">Alice Pitt covered Physics exam!</text:p>
            <text:p text:style-name="P19">Alice Pitt covered Chemistry exam!</text:p>
            <text:p text:style-name="P19">Rob Butterscotch covered Physics exam!</text:p>
            <text:p text:style-name="P19">Rob Butterscotch covered Mathematics exam!</text:p>
            <text:p text:style-name="P19">Alice Pitt has not covered all the required exams for GreatEinstein university!</text:p>
            <text:p text:style-name="P19">Alice Pitt joined GreatEinstein university!</text:p>
            <text:p text:style-name="P19">Rob Butterscotch has not covered all the required exams for GreatEinstein university!</text:p>
            <text:p text:style-name="P19">Rob Butterscotch covered ComputerProgramming exam!</text:p>
            <text:p text:style-name="P19">Rob Butterscotch joined GreatEinstein university!</text:p>
            <text:p text:style-name="P19">Alice Pitt has already joined IbnSena.</text:p>
            <text:p text:style-name="P19">*** GreatEinstein ***</text:p>
            <text:p text:style-name="P19">Profile: Technical</text:p>
            <text:p text:style-name="P19">Students admitted: 1</text:p>
            <text:p text:style-name="P19">University vacancy: 49</text:p>
          </table:table-cell>
        </table:table-row>
      </table:table>
      <text:p text:style-name="P16"/>
      <text:h text:style-name="P22" text:outline-level="2">Task 3: Unit Tests (100 points)</text:h>
      <text:p text:style-name="Standard">You will receive a skeleton with three classes inside – <text:span text:style-name="T17">UniversityLibrary, Student </text:span>and <text:span text:style-name="T17">TextBook</text:span>. <text:span text:style-name="T17">UniversityLibrary</text:span> class will have some methods, fields, and constructors. Cover the whole class with the unit test to make sure that the class is working as intended.<text:span text:style-name="T29"> In Judge, you upload </text:span><text:span text:style-name="T30">.zip</text:span><text:span text:style-name="T29"> </text:span><text:span text:style-name="T30">(</text:span>with<text:span text:style-name="T23"> </text:span><text:span text:style-name="T17">UniversityLibrary.Tests </text:span>inside<text:span text:style-name="T30">)</text:span><text:span text:style-name="T29"> from the </text:span><text:span text:style-name="T30">skeleton</text:span><text:span text:style-name="T29">.</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ambria" svg:font-family="Cambria" style:font-family-generic="roman" style:font-pitch="variable"/>
    <style:font-face style:name="Cascadia Mono" svg:font-family="'Cascadia Mono'" style:font-family-generic="roman" style:font-pitch="variable"/>
    <style:font-face style:name="Cascadia Mono1" svg:font-family="'Cascadia Mono'" style:font-family-generic="system" style:font-pitch="variable"/>
    <style:font-face style:name="Consolas" svg:font-family="Consolas" style:font-family-generic="roman" style:font-pitch="variable"/>
    <style:font-face style:name="Consolas1" svg:font-family="Consolas"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Regular" style:font-family-generic="modern" style:font-pitch="fixed"/>
    <style:font-face style:name="FreeSans" svg:font-family="FreeSan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Symbol" svg:font-family="Symbol" style:font-family-generic="system" style:font-pitch="variable"/>
    <style:font-face style:name="Symbol1" svg:font-family="Symbol" style:font-adornments="Regular"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style:font-face style:name="宋体" svg:font-family="宋体"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US" style:letter-kerning="false" style:font-name-asian="Calibri1" style:font-size-asian="11pt" style:language-asian="en" style:country-asian="US" style:font-name-complex="Arial"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Calibri" fo:font-size="11pt" fo:language="en" fo:country="US" style:letter-kerning="false" style:font-name-asian="Calibri1" style:font-size-asian="11pt" style:language-asian="en" style:country-asian="US" style:font-name-complex="Arial"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41cm" fo:margin-bottom="0.212cm" style: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fo:margin-top="0cm" fo:margin-bottom="0.353cm" style:contextual-spacing="false"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353cm" fo:margin-bottom="0.071cm" style:contextual-spacing="false" fo:keep-together="always" fo:keep-with-next="always"/>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 style:display-name="Heading 2" style:family="paragraph" style:parent-style-name="Standard" style:next-style-name="Standard" loext:linked-style-name="Heading_20_2_20_Char" style:default-outline-level="2" style:list-style-name="WWNum1" style:class="text">
      <style:paragraph-properties fo:margin-top="0.353cm" fo:margin-bottom="0.071cm" style:contextual-spacing="false" fo:keep-together="always" fo:keep-with-next="always"/>
      <style:text-properties fo:color="#7c380a" loext:opacity="100%"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212cm" fo:margin-bottom="0.071cm" style:contextual-spacing="false" fo:keep-together="always" fo:keep-with-next="always"/>
      <style:text-properties fo:color="#8f400b" loext:opacity="100%"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212cm" fo:margin-bottom="0.071cm" style:contextual-spacing="false" fo:keep-together="always" fo:keep-with-next="always"/>
      <style:text-properties fo:color="#a34a0d" loext:opacity="100%"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141cm" fo:margin-bottom="0cm" style:contextual-spacing="false" fo:keep-together="always" fo:keep-with-next="always"/>
      <style:text-properties fo:color="#b2500e" loext:opacity="100%" fo:font-size="12pt" fo:font-weight="bold" style:font-name-asian="宋体" style:font-family-asian="宋体"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71cm" fo:margin-bottom="0cm" style:contextual-spacing="false" fo:keep-together="always" fo:keep-with-next="always"/>
      <style:text-properties fo:color="#243f60" loext:opacity="100%" style:font-name="Cambria" fo:font-family="Cambria" style:font-family-generic="roman" style:font-pitch="variable" style:font-name-asian="宋体" style:font-family-asian="宋体" style:font-family-generic-asian="system" style:font-pitch-asian="variable" style:font-name-complex="Times New Roman1" style:font-family-complex="'Times New Roman'" style:font-family-generic-complex="system" style:font-pitch-complex="variable"/>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141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loext:linked-style-name="Footer_20_Char" style:class="extra">
      <style:paragraph-properties fo:margin-top="0.141cm" fo:margin-bottom="0cm" style:contextual-spacing="false" fo:line-height="100%">
        <style:tab-stops>
          <style:tab-stop style:position="8.255cm" style:type="center"/>
          <style:tab-stop style:position="16.51cm" style:type="right"/>
        </style:tab-stops>
      </style:paragraph-properties>
    </style:style>
    <style:style style:name="Balloon_20_Text" style:display-name="Balloon Text" style:family="paragraph" style:parent-style-name="Standard" loext:linked-style-name="Balloon_20_Text_20_Char">
      <style:paragraph-properties fo:margin-top="0.141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Normal_20__28_Web_29_" style:display-name="Normal (Web)" style:family="paragraph" style:parent-style-name="Standard">
      <style:paragraph-properties fo:margin-top="0.494cm" fo:margin-bottom="0.494cm" style: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List_20_Paragraph" style:display-name="List Paragraph" style:family="paragraph" style:parent-style-name="Standard" loext:linked-style-name="List_20_Paragraph_20_Char">
      <style:paragraph-properties fo:margin-left="1.27cm" fo:margin-right="0cm" fo:margin-top="0.141cm" fo:margin-bottom="0.212cm" style:contextual-spacing="true" fo:text-indent="0cm" style:auto-text-indent="false"/>
    </style:style>
    <style:style style:name="Code" style:family="paragraph" style:parent-style-name="Standard" loext:linked-style-name="Code_20_Char">
      <style:text-properties style:font-name="Consolas" fo:font-family="Consolas" style:font-family-generic="roman" style:font-pitch="variable" fo:font-weight="bold" style:font-weight-asian="bold"/>
    </style:style>
    <style:style style:name="HTML_20_Preformatted" style:display-name="HTML Preformatted" style:family="paragraph" style:parent-style-name="Standard" loext:linked-style-name="HTML_20_Preformatted_20_Ch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Balloon_20_Text_20_Char" style:display-name="Balloon Text Char"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Heading_20_1_20_Char" style:display-name="Heading 1 Char" style:family="text" style:parent-style-name="Default_20_Paragraph_20_Font" loext:linked-style-name="Heading_20_1">
      <style:text-properties fo:color="#642d08" loext:opacity="100%" fo:font-size="20pt" fo:font-weight="bold" style:font-name-asian="宋体" style:font-family-asian="宋体" style:font-family-generic-asian="system" style:font-pitch-asian="variable" style:font-size-asian="20pt" style:font-weight-asian="bold" style:font-name-complex="Times New Roman1" style:font-family-complex="'Times New Roman'" style:font-family-generic-complex="system" style:font-pitch-complex="variable" style:font-size-complex="16pt"/>
    </style:style>
    <style:style style:name="Heading_20_2_20_Char" style:display-name="Heading 2 Char" style:family="text" style:parent-style-name="Default_20_Paragraph_20_Font" loext:linked-style-name="Heading_20_2">
      <style:text-properties fo:color="#7c380a" loext:opacity="100%" fo:font-size="18pt" fo:font-weight="bold" style:font-name-asian="宋体" style:font-family-asian="宋体" style:font-family-generic-asian="system" style:font-pitch-asian="variable" style:font-size-asian="18pt" style:font-weight-asian="bold" style:font-name-complex="Times New Roman1" style:font-family-complex="'Times New Roman'" style:font-family-generic-complex="system" style:font-pitch-complex="variable" style:font-size-complex="18pt" style:font-weight-complex="bold"/>
    </style:style>
    <style:style style:name="Strong" style:family="text" style:parent-style-name="Default_20_Paragraph_20_Font">
      <style:text-properties fo:font-weight="bold" style:font-weight-asian="bold" style:font-weight-complex="bold"/>
    </style:style>
    <style:style style:name="Heading_20_3_20_Char" style:display-name="Heading 3 Char" style:family="text" style:parent-style-name="Default_20_Paragraph_20_Font" loext:linked-style-name="Heading_20_3">
      <style:text-properties fo:color="#8f400b" loext:opacity="100%" fo:font-size="16pt" fo:font-weight="bold" style:font-name-asian="宋体" style:font-family-asian="宋体"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style>
    <style:style style:name="Heading_20_4_20_Char" style:display-name="Heading 4 Char" style:family="text" style:parent-style-name="Default_20_Paragraph_20_Font" loext:linked-style-name="Heading_20_4">
      <style:text-properties fo:color="#a34a0d" loext:opacity="100%" fo:font-size="14pt" fo:font-weight="bold" style:font-name-asian="宋体" style:font-family-asian="宋体" style:font-family-generic-asian="system" style:font-pitch-asian="variable" style:font-size-asian="14pt" style:font-weight-asian="bold" style:font-name-complex="Times New Roman1" style:font-family-complex="'Times New Roman'" style:font-family-generic-complex="system" style:font-pitch-complex="variable" style:font-style-complex="italic"/>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Heading_20_5_20_Char" style:display-name="Heading 5 Char" style:family="text" style:parent-style-name="Default_20_Paragraph_20_Font" loext:linked-style-name="Heading_20_5">
      <style:text-properties fo:color="#b2500e" loext:opacity="100%" fo:font-size="12pt" fo:font-weight="bold" style:font-name-asian="宋体" style:font-family-asian="宋体" style:font-family-generic-asian="system" style:font-pitch-asian="variable" style:font-size-asian="12pt" style:font-weight-asian="bold" style:font-name-complex="Times New Roman1" style:font-family-complex="'Times New Roman'" style:font-family-generic-complex="system" style:font-pitch-complex="variable"/>
    </style:style>
    <style:style style:name="Code_20_Char" style:display-name="Code Char" style:family="text" style:parent-style-name="Default_20_Paragraph_20_Font" loext:linked-style-name="Code">
      <style:text-properties style:font-name="Consolas" fo:font-family="Consolas" style:font-family-generic="roman" style:font-pitch="variable" fo:font-weight="bold" style:font-weight-asian="bold"/>
    </style:style>
    <style:style style:name="_5f_tgc" style:display-name="_tgc" style:family="text" style:parent-style-name="Default_20_Paragraph_20_Font"/>
    <style:style style:name="List_20_Paragraph_20_Char" style:display-name="List Paragraph Char" style:family="text" style:parent-style-name="Default_20_Paragraph_20_Font" loext:linked-style-name="List_20_Paragraph"/>
    <style:style style:name="HTML_20_Preformatted_20_Char" style:display-name="HTML Preformatted Char" style:family="text" style:parent-style-name="Default_20_Paragraph_20_Font" loext:linked-style-name="HTML_20_Preformatted">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Heading_20_6_20_Char" style:display-name="Heading 6 Char" style:family="text" style:parent-style-name="Default_20_Paragraph_20_Font" loext:linked-style-name="Heading_20_6">
      <style:text-properties fo:color="#243f60" loext:opacity="100%" style:font-name="Cambria" fo:font-family="Cambria" style:font-family-generic="roman" style:font-pitch="variable" style:font-name-asian="宋体" style:font-family-asian="宋体" style:font-family-generic-asian="system" style:font-pitch-asian="variable" style:font-name-complex="Times New Roman1" style:font-family-complex="'Times New Roman'"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text-properties style:font-name-complex="Courier New1"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1"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1" style:font-family-complex="'Courier New'" style:font-family-generic-complex="system" style:font-pitch-complex="variable"/>
    </style:style>
    <style:style style:name="ListLabel_20_45" style:display-name="ListLabel 45" style:family="text"/>
    <style:style style:name="ListLabel_20_46" style:display-name="ListLabel 46" style:family="text">
      <style:text-properties fo:font-size="12pt" style:font-size-asian="12pt" style:font-name-complex="Symbol" style:font-family-complex="Symbol" style:font-family-generic-complex="system" style:font-pitch-complex="variable" style:font-size-complex="12pt"/>
    </style:style>
    <style:style style:name="ListLabel_20_47" style:display-name="ListLabel 47" style:family="text">
      <style:text-properties style:font-name-complex="Courier New1" style:font-family-complex="'Courier New'" style:font-family-generic-complex="system" style:font-pitch-complex="variable"/>
    </style:style>
    <style:style style:name="ListLabel_20_48" style:display-name="ListLabel 48" style:family="text">
      <style:text-properties style:font-name-complex="Wingdings" style:font-family-complex="Wingdings" style:font-family-generic-complex="system" style:font-pitch-complex="variable"/>
    </style:style>
    <style:style style:name="ListLabel_20_49" style:display-name="ListLabel 49" style:family="text">
      <style:text-properties style:font-name-complex="Symbol" style:font-family-complex="Symbol" style:font-family-generic-complex="system" style:font-pitch-complex="variable"/>
    </style:style>
    <style:style style:name="ListLabel_20_50" style:display-name="ListLabel 50" style:family="text">
      <style:text-properties style:font-name-complex="Courier New1" style:font-family-complex="'Courier New'" style:font-family-generic-complex="system" style:font-pitch-complex="variable"/>
    </style:style>
    <style:style style:name="ListLabel_20_51" style:display-name="ListLabel 51" style:family="text">
      <style:text-properties style:font-name-complex="Wingdings" style:font-family-complex="Wingdings" style:font-family-generic-complex="system" style:font-pitch-complex="variable"/>
    </style:style>
    <style:style style:name="ListLabel_20_52" style:display-name="ListLabel 52" style:family="text">
      <style:text-properties style:font-name-complex="Symbol" style:font-family-complex="Symbol" style:font-family-generic-complex="system" style:font-pitch-complex="variable"/>
    </style:style>
    <style:style style:name="ListLabel_20_53" style:display-name="ListLabel 53" style:family="text">
      <style:text-properties style:font-name-complex="Courier New1" style:font-family-complex="'Courier New'" style:font-family-generic-complex="system" style:font-pitch-complex="variable"/>
    </style:style>
    <style:style style:name="ListLabel_20_54" style:display-name="ListLabel 54" style:family="text">
      <style:text-properties style:font-name-complex="Wingdings" style:font-family-complex="Wingdings" style:font-family-generic-complex="system" style:font-pitch-complex="variable"/>
    </style:style>
    <style:style style:name="ListLabel_20_55" style:display-name="ListLabel 55" style:family="text"/>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1"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1" style:font-family-complex="'Courier New'" style:font-family-generic-complex="system" style:font-pitch-complex="variable"/>
    </style:style>
    <style:style style:name="ListLabel_20_72" style:display-name="ListLabel 72" style:family="text"/>
    <style:style style:name="ListLabel_20_73" style:display-name="ListLabel 73" style:family="text">
      <style:text-properties style:use-window-font-color="true" loext:opacity="0%"/>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style style:name="ListLabel_20_82" style:display-name="ListLabel 82" style:family="text"/>
    <style:style style:name="ListLabel_20_83" style:display-name="ListLabel 83" style:family="text">
      <style:text-properties style:font-name-complex="Courier New1" style:font-family-complex="'Courier New'" style:font-family-generic-complex="system" style:font-pitch-complex="variable"/>
    </style:style>
    <style:style style:name="ListLabel_20_84" style:display-name="ListLabel 84" style:family="text"/>
    <style:style style:name="ListLabel_20_85" style:display-name="ListLabel 85" style:family="text"/>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style style:name="ListLabel_20_88" style:display-name="ListLabel 88" style:family="text"/>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style style:name="ListLabel_20_91" style:display-name="ListLabel 91" style:family="text"/>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style style:name="ListLabel_20_94" style:display-name="ListLabel 94" style:family="text"/>
    <style:style style:name="ListLabel_20_95" style:display-name="ListLabel 95" style:family="text">
      <style:text-properties style:font-name-complex="Courier New1" style:font-family-complex="'Courier New'" style:font-family-generic-complex="system" style:font-pitch-complex="variable"/>
    </style:style>
    <style:style style:name="ListLabel_20_96" style:display-name="ListLabel 96" style:family="text"/>
    <style:style style:name="ListLabel_20_97" style:display-name="ListLabel 97" style:family="text"/>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1" style:font-family-complex="'Courier New'" style:font-family-generic-complex="system" style:font-pitch-complex="variable"/>
    </style:style>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style style:name="ListLabel_20_118" style:display-name="ListLabel 118" style:family="text"/>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style style:name="ListLabel_20_121" style:display-name="ListLabel 121" style:family="text"/>
    <style:style style:name="ListLabel_20_122" style:display-name="ListLabel 122" style:family="text">
      <style:text-properties style:font-name-complex="Courier New1" style:font-family-complex="'Courier New'" style:font-family-generic-complex="system" style:font-pitch-complex="variable"/>
    </style:style>
    <style:style style:name="ListLabel_20_123" style:display-name="ListLabel 123" style:family="text"/>
    <style:style style:name="ListLabel_20_124" style:display-name="ListLabel 124" style:family="text"/>
    <style:style style:name="ListLabel_20_125" style:display-name="ListLabel 125" style:family="text">
      <style:text-properties style:font-name-complex="Courier New1" style:font-family-complex="'Courier New'" style:font-family-generic-complex="system" style:font-pitch-complex="variable"/>
    </style:style>
    <style:style style:name="ListLabel_20_126" style:display-name="ListLabel 126" style:family="text"/>
    <style:style style:name="ListLabel_20_127" style:display-name="ListLabel 127" style:family="text"/>
    <style:style style:name="ListLabel_20_128" style:display-name="ListLabel 128" style:family="text">
      <style:text-properties style:font-name-complex="Courier New1" style:font-family-complex="'Courier New'" style:font-family-generic-complex="system" style:font-pitch-complex="variable"/>
    </style:style>
    <style:style style:name="ListLabel_20_129" style:display-name="ListLabel 129" style:family="text"/>
    <style:style style:name="ListLabel_20_130" style:display-name="ListLabel 130" style:family="text"/>
    <style:style style:name="ListLabel_20_131" style:display-name="ListLabel 131" style:family="text">
      <style:text-properties style:font-name-complex="Courier New1" style:font-family-complex="'Courier New'" style:font-family-generic-complex="system" style:font-pitch-complex="variable"/>
    </style:style>
    <style:style style:name="ListLabel_20_132" style:display-name="ListLabel 132" style:family="text"/>
    <style:style style:name="ListLabel_20_133" style:display-name="ListLabel 133" style:family="text"/>
    <style:style style:name="ListLabel_20_134" style:display-name="ListLabel 134" style:family="text">
      <style:text-properties style:font-name-complex="Courier New1" style:font-family-complex="'Courier New'" style:font-family-generic-complex="system" style:font-pitch-complex="variable"/>
    </style:style>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1" style:font-family-complex="'Courier New'" style:font-family-generic-complex="system" style:font-pitch-complex="variable"/>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1" style:font-family-complex="'Courier New'" style:font-family-generic-complex="system" style:font-pitch-complex="variable"/>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1" style:font-family-complex="'Courier New'" style:font-family-generic-complex="system" style:font-pitch-complex="variable"/>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1" style:font-family-complex="'Courier New'" style:font-family-generic-complex="system" style:font-pitch-complex="variable"/>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1" style:font-family-complex="'Courier New'" style:font-family-generic-complex="system" style:font-pitch-complex="variable"/>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1" style:font-family-complex="'Courier New'" style:font-family-generic-complex="system" style:font-pitch-complex="variable"/>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1" style:font-family-complex="'Courier New'" style:font-family-generic-complex="system" style:font-pitch-complex="variable"/>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1" style:font-family-complex="'Courier New'" style:font-family-generic-complex="system" style:font-pitch-complex="variable"/>
    </style:style>
    <style:style style:name="ListLabel_20_162" style:display-name="ListLabel 162"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351c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621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9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161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431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701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971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241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511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6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74"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0"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82" loext:num-list-format="" style:num-suffix="" text:bullet-char="">
        <style:list-level-properties text:list-level-position-and-space-mode="label-alignment">
          <style:list-level-label-alignment text:label-followed-by="listtab" fo:text-indent="-0.635cm" fo:margin-left="1.455cm"/>
        </style:list-level-properties>
        <style:text-properties style:font-name="Symbol1"/>
      </text:list-level-style-bullet>
      <text:list-level-style-bullet text:level="2" text:style-name="ListLabel_20_83" loext:num-list-format="o" style:num-suffix="o" text:bullet-char="o">
        <style:list-level-properties text:list-level-position-and-space-mode="label-alignment">
          <style:list-level-label-alignment text:label-followed-by="listtab" fo:text-indent="-0.635cm" fo:margin-left="2.725cm"/>
        </style:list-level-properties>
        <style:text-properties style:font-name="Courier New2"/>
      </text:list-level-style-bullet>
      <text:list-level-style-bullet text:level="3" text:style-name="ListLabel_20_84" loext:num-list-format="" style:num-suffix="" text:bullet-char="">
        <style:list-level-properties text:list-level-position-and-space-mode="label-alignment">
          <style:list-level-label-alignment text:label-followed-by="listtab" fo:text-indent="-0.635cm" fo:margin-left="3.995cm"/>
        </style:list-level-properties>
        <style:text-properties style:font-name="Wingdings1"/>
      </text:list-level-style-bullet>
      <text:list-level-style-bullet text:level="4" text:style-name="ListLabel_20_85" loext:num-list-format="" style:num-suffix="" text:bullet-char="">
        <style:list-level-properties text:list-level-position-and-space-mode="label-alignment">
          <style:list-level-label-alignment text:label-followed-by="listtab" fo:text-indent="-0.635cm" fo:margin-left="5.265cm"/>
        </style:list-level-properties>
        <style:text-properties style:font-name="Symbol1"/>
      </text:list-level-style-bullet>
      <text:list-level-style-bullet text:level="5" text:style-name="ListLabel_20_86" loext:num-list-format="o" style:num-suffix="o" text:bullet-char="o">
        <style:list-level-properties text:list-level-position-and-space-mode="label-alignment">
          <style:list-level-label-alignment text:label-followed-by="listtab" fo:text-indent="-0.635cm" fo:margin-left="6.535cm"/>
        </style:list-level-properties>
        <style:text-properties style:font-name="Courier New2"/>
      </text:list-level-style-bullet>
      <text:list-level-style-bullet text:level="6" text:style-name="ListLabel_20_87" loext:num-list-format="" style:num-suffix="" text:bullet-char="">
        <style:list-level-properties text:list-level-position-and-space-mode="label-alignment">
          <style:list-level-label-alignment text:label-followed-by="listtab" fo:text-indent="-0.635cm" fo:margin-left="7.805cm"/>
        </style:list-level-properties>
        <style:text-properties style:font-name="Wingdings1"/>
      </text:list-level-style-bullet>
      <text:list-level-style-bullet text:level="7" text:style-name="ListLabel_20_88" loext:num-list-format="" style:num-suffix="" text:bullet-char="">
        <style:list-level-properties text:list-level-position-and-space-mode="label-alignment">
          <style:list-level-label-alignment text:label-followed-by="listtab" fo:text-indent="-0.635cm" fo:margin-left="9.075cm"/>
        </style:list-level-properties>
        <style:text-properties style:font-name="Symbol1"/>
      </text:list-level-style-bullet>
      <text:list-level-style-bullet text:level="8" text:style-name="ListLabel_20_89" loext:num-list-format="o" style:num-suffix="o" text:bullet-char="o">
        <style:list-level-properties text:list-level-position-and-space-mode="label-alignment">
          <style:list-level-label-alignment text:label-followed-by="listtab" fo:text-indent="-0.635cm" fo:margin-left="10.345cm"/>
        </style:list-level-properties>
        <style:text-properties style:font-name="Courier New2"/>
      </text:list-level-style-bullet>
      <text:list-level-style-bullet text:level="9" text:style-name="ListLabel_20_90" loext:num-list-format="" style:num-suffix="" text:bullet-char="">
        <style:list-level-properties text:list-level-position-and-space-mode="label-alignment">
          <style:list-level-label-alignment text:label-followed-by="listtab" fo:text-indent="-0.635cm" fo:margin-left="11.61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style-name="ListLabel_20_9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9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9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9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9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9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9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00" loext:num-list-format="" style:num-suffix="" text:bullet-char="">
        <style:list-level-properties text:list-level-position-and-space-mode="label-alignment">
          <style:list-level-label-alignment text:label-followed-by="listtab" fo:text-indent="-0.635cm" fo:margin-left="1.349cm"/>
        </style:list-level-properties>
        <style:text-properties style:font-name="Symbol1"/>
      </text:list-level-style-bullet>
      <text:list-level-style-bullet text:level="2" text:style-name="ListLabel_20_101" loext:num-list-format="o" style:num-suffix="o" text:bullet-char="o">
        <style:list-level-properties text:list-level-position-and-space-mode="label-alignment">
          <style:list-level-label-alignment text:label-followed-by="listtab" fo:text-indent="-0.635cm" fo:margin-left="2.619cm"/>
        </style:list-level-properties>
        <style:text-properties style:font-name="Courier New2"/>
      </text:list-level-style-bullet>
      <text:list-level-style-bullet text:level="3" text:style-name="ListLabel_20_102" loext:num-list-format="" style:num-suffix="" text:bullet-char="">
        <style:list-level-properties text:list-level-position-and-space-mode="label-alignment">
          <style:list-level-label-alignment text:label-followed-by="listtab" fo:text-indent="-0.635cm" fo:margin-left="3.889cm"/>
        </style:list-level-properties>
        <style:text-properties style:font-name="Wingdings1"/>
      </text:list-level-style-bullet>
      <text:list-level-style-bullet text:level="4" text:style-name="ListLabel_20_103" loext:num-list-format="" style:num-suffix="" text:bullet-char="">
        <style:list-level-properties text:list-level-position-and-space-mode="label-alignment">
          <style:list-level-label-alignment text:label-followed-by="listtab" fo:text-indent="-0.635cm" fo:margin-left="5.159cm"/>
        </style:list-level-properties>
        <style:text-properties style:font-name="Symbol1"/>
      </text:list-level-style-bullet>
      <text:list-level-style-bullet text:level="5" text:style-name="ListLabel_20_104" loext:num-list-format="o" style:num-suffix="o" text:bullet-char="o">
        <style:list-level-properties text:list-level-position-and-space-mode="label-alignment">
          <style:list-level-label-alignment text:label-followed-by="listtab" fo:text-indent="-0.635cm" fo:margin-left="6.429cm"/>
        </style:list-level-properties>
        <style:text-properties style:font-name="Courier New2"/>
      </text:list-level-style-bullet>
      <text:list-level-style-bullet text:level="6" text:style-name="ListLabel_20_105" loext:num-list-format="" style:num-suffix="" text:bullet-char="">
        <style:list-level-properties text:list-level-position-and-space-mode="label-alignment">
          <style:list-level-label-alignment text:label-followed-by="listtab" fo:text-indent="-0.635cm" fo:margin-left="7.699cm"/>
        </style:list-level-properties>
        <style:text-properties style:font-name="Wingdings1"/>
      </text:list-level-style-bullet>
      <text:list-level-style-bullet text:level="7" text:style-name="ListLabel_20_106" loext:num-list-format="" style:num-suffix="" text:bullet-char="">
        <style:list-level-properties text:list-level-position-and-space-mode="label-alignment">
          <style:list-level-label-alignment text:label-followed-by="listtab" fo:text-indent="-0.635cm" fo:margin-left="8.969cm"/>
        </style:list-level-properties>
        <style:text-properties style:font-name="Symbol1"/>
      </text:list-level-style-bullet>
      <text:list-level-style-bullet text:level="8" text:style-name="ListLabel_20_107" loext:num-list-format="o" style:num-suffix="o" text:bullet-char="o">
        <style:list-level-properties text:list-level-position-and-space-mode="label-alignment">
          <style:list-level-label-alignment text:label-followed-by="listtab" fo:text-indent="-0.635cm" fo:margin-left="10.239cm"/>
        </style:list-level-properties>
        <style:text-properties style:font-name="Courier New2"/>
      </text:list-level-style-bullet>
      <text:list-level-style-bullet text:level="9" text:style-name="ListLabel_20_108" loext:num-list-format="" style:num-suffix="" text:bullet-char="">
        <style:list-level-properties text:list-level-position-and-space-mode="label-alignment">
          <style:list-level-label-alignment text:label-followed-by="listtab" fo:text-indent="-0.635cm" fo:margin-left="11.509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text:style-name="ListLabel_20_11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1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2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2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2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2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2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text:style-name="ListLabel_20_12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2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2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3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3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3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text:style-name="ListLabel_20_13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3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3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4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4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145"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46"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47"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8"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49"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0"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1"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52"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53"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text:style-name="ListLabel_20_154"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155"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56"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57"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58"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59"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0"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1"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62"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left="0cm" fo:margin-right="0cm" fo:text-indent="-2cm" style:auto-text-indent="false"/>
    </style:style>
    <style:style style:name="MP2" style:family="paragraph" style:parent-style-name="Frame_20_contents">
      <style:paragraph-properties fo:margin-top="0cm" fo:margin-bottom="0cm" style:contextual-spacing="false" fo:line-height="100%"/>
    </style:style>
    <style:style style:name="MP3" style:family="paragraph">
      <loext:graphic-properties draw:fill="none"/>
      <style:paragraph-properties fo:text-align="start"/>
      <style:text-properties fo:color="#000000" loext:opacity="100%" loext:color-lum-mod="100%" loext:color-lum-off="0%" fo:font-size="18pt"/>
    </style:style>
    <style:style style:name="MP4" style:family="paragraph" style:parent-style-name="Frame_20_contents">
      <style:paragraph-properties fo:margin-top="0.071cm" fo:margin-bottom="0.176cm" style:contextual-spacing="false" fo:line-height="100%"/>
    </style:style>
    <style:style style:name="MP5" style:family="paragraph" style:parent-style-name="Frame_20_contents">
      <style:paragraph-properties fo:margin-left="1cm" fo:margin-right="0cm" fo:line-height="100%" fo:text-indent="0.501cm" style:auto-text-indent="false"/>
    </style:style>
    <style:style style:name="MP6" style:family="paragraph">
      <loext:graphic-properties draw:fill="none"/>
      <style:paragraph-properties fo:text-align="start"/>
      <style:text-properties fo:font-size="18pt"/>
    </style:style>
    <style:style style:name="MP7" style:family="paragraph" style:parent-style-name="Frame_20_contents">
      <style:paragraph-properties fo:margin-top="0.141cm" fo:margin-bottom="0cm" style:contextual-spacing="false" fo:line-height="100%" fo:text-align="end" style:justify-single-word="false"/>
    </style:style>
    <style:style style:name="MT1" style:family="text">
      <style:text-properties fo:color="#000000" loext:opacity="100%" fo:font-size="8.5pt" style:font-size-asian="8.5pt" style:font-size-complex="8.5pt"/>
    </style:style>
    <style:style style:name="MT2" style:family="text">
      <style:text-properties fo:font-size="8.5pt" style:font-size-asian="8.5pt" style:font-size-complex="8.5pt"/>
    </style:style>
    <style:style style:name="MT3" style:family="text">
      <style:text-properties fo:color="#0882de" loext:opacity="100%" fo:font-size="8.5pt" style:font-size-asian="8.5pt" style:font-size-complex="8.5pt"/>
    </style:style>
    <style:style style:name="MT4" style:family="text">
      <style:text-properties fo:font-size="9pt" fo:language="bg" fo:country="BG" style:font-size-asian="9pt" style:font-size-complex="9pt"/>
    </style:style>
    <style:style style:name="MT5" style:family="text">
      <style:text-properties fo:font-size="9pt" style:font-size-asian="9pt" style:font-size-complex="9pt"/>
    </style:style>
    <style:style style:name="MT6" style:family="text">
      <style:text-properties fo:color="#000000" loext:opacity="100%" fo:font-size="9pt" style:font-size-asian="9pt" style:font-size-complex="9pt"/>
    </style:style>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012cm, -0.025cm, -0.012cm, -0.025cm)" draw:luminance="0%" draw:contrast="0%" draw:red="0%" draw:green="0%" draw:blue="0%" draw:gamma="100%" draw:color-inversion="false" draw:image-opacity="100%" draw:color-mode="standard"/>
    </style:style>
    <style:style style:name="Mfr3"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Frame">
      <style:graphic-properties draw:stroke="none" svg:stroke-width="0.018cm" draw:fill="none" loext:fill-use-slide-background="false" draw:textarea-vertical-align="middle" draw:auto-grow-height="false" fo:min-height="0.46cm" fo:min-width="1.369cm" fo:padding-top="0cm" fo:padding-bottom="0cm" fo:padding-left="0.049cm" fo:padding-right="0cm" fo:wrap-option="wrap" fo:margin-left="0cm" fo:margin-right="0.012cm" fo:margin-top="0cm" fo:margin-bottom="0.018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parent-style-name="Frame">
      <style:graphic-properties draw:stroke="none" svg:stroke-width="0.026cm" draw:stroke-linejoin="miter" draw:fill="none" loext:fill-use-slide-background="false" draw:textarea-vertical-align="top" draw:auto-grow-height="false" fo:min-height="1.259cm" fo:min-width="14.416cm" fo:padding-top="0.12cm" fo:padding-bottom="0.049cm" fo:padding-left="0.049cm" fo:padding-right="0.049cm" fo:wrap-option="wrap" fo:margin-left="0cm" fo:margin-right="0cm" fo:margin-top="0cm" fo:margin-bottom="0.00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984807" svg:stroke-linecap="round" draw:fill="none" loext:fill-use-slide-background="false" draw:textarea-horizontal-align="center" draw:textarea-vertical-align="top" draw:auto-grow-height="false" fo:padding-top="0.125cm" fo:padding-bottom="0.125cm" fo:padding-left="0.25cm" fo:padding-right="0.25cm" fo:wrap-option="wrap" fo:margin-left="0cm" fo:margin-right="0.095cm" fo:margin-top="0cm" fo:margin-bottom="0.053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4" style:family="graphic" style:parent-style-name="Frame">
      <style:graphic-properties draw:stroke="none" svg:stroke-width="0.018cm" draw:fill="none" loext:fill-use-slide-background="false" draw:textarea-vertical-align="middle" draw:auto-grow-height="false" fo:min-height="0.563cm" fo:min-width="2.503cm" fo:padding-top="0cm" fo:padding-bottom="0cm" fo:padding-left="0cm" fo:padding-right="0cm" fo:wrap-option="wrap" fo:margin-left="0cm" fo:margin-right="0.039cm" fo:margin-top="0cm" fo:margin-bottom="0.021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cm" fo:margin-bottom="1.401cm" fo:margin-left="1.3cm" fo:margin-right="1.3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499cm" fo:margin-left="0cm" fo:margin-right="0cm" fo:margin-top="0.39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Footer"><draw:custom-shape text:anchor-type="char" draw:z-index="8" draw:name="Text Box 8" draw:style-name="Mgr1" draw:text-style-name="MP3" svg:width="1.417cm" svg:height="0.459cm" svg:x="3.875cm" svg:y="0.99cm"><text:p text:style-name="MP2"><text:span text:style-name="MT1">Follow us:</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25" draw:name="Text Box 6" draw:style-name="Mgr2" draw:text-style-name="MP6" svg:width="14.514cm" svg:height="1.428cm" svg:x="3.845cm" svg:y="0.247cm"><text:p text:style-name="MP4"><text:bookmark-start text:name="_Hlk24191091"/><text:span text:style-name="MT2">© SoftUni – </text:span><text:a xlink:type="simple" xlink:href="https://about.softuni.bg/" text:style-name="Internet_20_link" text:visited-style-name="Visited_20_Internet_20_Link"><text:span text:style-name="Internet_20_link"><text:span text:style-name="MT3">about.softuni.bg</text:span></text:span></text:a><text:span text:style-name="MT2">. Copyrighted document. Unauthorized copy, reproduction or use is not permitted.</text:span><text:bookmark-end text:name="_Hlk24191091"/></text:p><text:p text:style-name="MP5"><draw:a xlink:type="simple" xlink:href="https://softuni.org/"><draw:frame draw:style-name="Mfr1" draw:name="Picture 3" text:anchor-type="as-char" svg:width="0.499cm" svg:height="0.499cm" draw:z-index="80"><draw:image xlink:href="Pictures/100000010000018E0000018E30FA37DE1A88EBB2.png" xlink:type="simple" xlink:show="embed" xlink:actuate="onLoad" draw:mime-type="image/png"/></draw:frame></draw:a><text:span text:style-name="MT4"><text:s text:c="3"/></text:span><draw:a xlink:type="simple" xlink:href="https://softuni.bg/"><draw:frame draw:style-name="Mfr1" draw:name="Picture 2" text:anchor-type="as-char" svg:width="0.499cm" svg:height="0.499cm" draw:z-index="89"><draw:image xlink:href="Pictures/100000010000018E0000018EDE900CD036F4A731.png" xlink:type="simple" xlink:show="embed" xlink:actuate="onLoad" draw:mime-type="image/png"/></draw:frame></draw:a><text:span text:style-name="MT4"><text:s text:c="3"/></text:span><draw:a xlink:type="simple" xlink:href="https://www.facebook.com/softuni.org"><draw:frame draw:style-name="Mfr1" draw:name="Picture 5" text:anchor-type="as-char" svg:width="0.499cm" svg:height="0.499cm" draw:z-index="98"><draw:image xlink:href="Pictures/100000010000009400000094BDF2CD698EAED7F7.png" xlink:type="simple" xlink:show="embed" xlink:actuate="onLoad" draw:mime-type="image/png"/><svg:title>Software University @ Facebook</svg:title></draw:frame></draw:a><text:span text:style-name="MT5"><text:s text:c="3"/></text:span><draw:a xlink:type="simple" xlink:href="https://www.instagram.com/softuni_org"><draw:frame draw:style-name="Mfr1" draw:name="Picture 20" text:anchor-type="as-char" svg:width="0.499cm" svg:height="0.499cm" draw:z-index="107"><draw:image xlink:href="Pictures/10000001000000B4000000B4D716CF1FEDD9FBE4.png" xlink:type="simple" xlink:show="embed" xlink:actuate="onLoad" draw:mime-type="image/png"/></draw:frame></draw:a><text:span text:style-name="MT5"><text:s text:c="3"/></text:span><draw:a xlink:type="simple" xlink:href="https://twitter.com/SoftUni1"><draw:frame draw:style-name="Mfr1" draw:name="Picture 7" text:anchor-type="as-char" svg:width="0.499cm" svg:height="0.499cm" draw:z-index="116"><draw:image xlink:href="Pictures/1000000100000094000000941FCE6FA81F4E9C05.png" xlink:type="simple" xlink:show="embed" xlink:actuate="onLoad" draw:mime-type="image/png"/><svg:title>Software University @ Twitter</svg:title></draw:frame></draw:a><text:span text:style-name="MT5"><text:s text:c="2"/></text:span><draw:a xlink:type="simple" xlink:href="https://www.youtube.com/channel/UCqvOk8tYzfRS-eDy4vs3UyA"><draw:frame draw:style-name="Mfr1" draw:name="Picture 17" text:anchor-type="as-char" svg:width="0.499cm" svg:height="0.499cm" draw:z-index="125"><draw:image xlink:href="Pictures/100000010000009400000094A04ED4D7CCE29075.png" xlink:type="simple" xlink:show="embed" xlink:actuate="onLoad" draw:mime-type="image/png"/><svg:title>Software University @ YouTube</svg:title></draw:frame></draw:a><text:span text:style-name="MT5"><text:s text:c="3"/></text:span><draw:a xlink:type="simple" xlink:href="https://www.linkedin.com/company/softuni/"><draw:frame draw:style-name="Mfr2" draw:name="Picture 21" text:anchor-type="as-char" svg:width="0.499cm" svg:height="0.499cm" draw:z-index="134"><draw:image xlink:href="Pictures/10000001000001CC000001CC4F284ABDF725CFBE.png" xlink:type="simple" xlink:show="embed" xlink:actuate="onLoad" draw:mime-type="image/png"/></draw:frame></draw:a><text:span text:style-name="MT5"><text:s text:c="3"/></text:span><draw:a xlink:type="simple" xlink:href="https://github.com/SoftUni"><draw:frame draw:style-name="Mfr1" draw:name="Picture 22" text:anchor-type="as-char" svg:width="0.499cm" svg:height="0.499cm" draw:z-index="143"><draw:image xlink:href="Pictures/10000001000001A500000197B1FC747D1E98FF51.png" xlink:type="simple" xlink:show="embed" xlink:actuate="onLoad" draw:mime-type="image/png"/></draw:frame></draw:a><text:span text:style-name="MT5"><text:s text:c="3"/></text:span><draw:a xlink:type="simple" xlink:href="mailto:info@softuni.org"><draw:frame draw:style-name="Mfr1" draw:name="Picture 23" text:anchor-type="as-char" svg:width="0.499cm" svg:height="0.499cm" draw:z-index="152"><draw:image xlink:href="Pictures/1000000100000094000000940168D7F519A5B53F.png" xlink:type="simple" xlink:show="embed" xlink:actuate="onLoad" draw:mime-type="image/png"/><svg:title>Software University: Email Us</svg:title></draw:frame></draw:a></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a xlink:type="simple" xlink:href="https://softuni.org/"><draw:frame draw:style-name="Mfr3" draw:name="Picture 1" text:anchor-type="char" svg:x="-0.03cm" svg:y="0.392cm" svg:width="3.48cm" svg:height="1.201cm" draw:z-index="71"><draw:image xlink:href="Pictures/10000001000002F400000106154D06CC9AD453FF.png" xlink:type="simple" xlink:show="embed" xlink:actuate="onLoad" draw:mime-type="image/png"/></draw:frame></draw:a><draw:line text:anchor-type="char" draw:z-index="35" draw:name="Straight Connector 4" draw:style-name="Mgr3" draw:text-style-name="MP6" svg:x1="-0.004cm" svg:y1="0.183cm" svg:x2="18.37cm" svg:y2="0.184cm"><text:p/></draw:line><draw:custom-shape text:anchor-type="char" draw:z-index="17" draw:name="Text Box 1" draw:style-name="Mgr4" draw:text-style-name="MP3" svg:width="2.502cm" svg:height="0.562cm" svg:x="15.686cm" svg:y="0.951cm"><text:p text:style-name="MP7"><text:span text:style-name="MT6">Page </text:span><text:span text:style-name="MT6"><text:page-number text:select-page="current">9</text:page-number></text:span><text:span text:style-name="MT6"><text:s/>of </text:span><text:span text:style-name="MT6"><text:page-count>9</text:page-count></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Java OOP Exam</dc:title>
    <dc:subject>Java OOP Course @ Software University - https://softuni.bg/modules/59/java-advanced</dc:subject>
    <meta:initial-creator>Software University (SoftUni)</meta:initial-creator>
    <meta:keyword>Software</meta:keyword>
    <meta:keyword>University</meta:keyword>
    <meta:keyword>SoftUni</meta:keyword>
    <meta:keyword>programming</meta:keyword>
    <meta:keyword>coding</meta:keyword>
    <meta:keyword>software</meta:keyword>
    <meta:keyword>development</meta:keyword>
    <meta:keyword>education</meta:keyword>
    <meta:keyword>training</meta:keyword>
    <meta:keyword>course</meta:keyword>
    <meta:editing-cycles>18</meta:editing-cycles>
    <meta:print-date>2015-10-26T22:35:00</meta:print-date>
    <meta:creation-date>2022-11-22T07:38:00</meta:creation-date>
    <dc:date>2022-12-19T13:06:59.841000000</dc:date>
    <meta:editing-duration>PT9H58M16S</meta:editing-duration>
    <meta:generator>LibreOffice/7.4.3.2$Windows_X86_64 LibreOffice_project/1048a8393ae2eeec98dff31b5c133c5f1d08b890</meta:generator>
    <meta:document-statistic meta:table-count="1" meta:image-count="10" meta:object-count="0" meta:page-count="9" meta:paragraph-count="259" meta:word-count="2331" meta:character-count="16079" meta:non-whitespace-character-count="14017"/>
    <meta:user-defined meta:name="AppVersion">15.0000</meta:user-defined>
    <meta:user-defined meta:name="Company">Software University (SoftUni)</meta:user-defined>
    <meta:user-defined meta:name="GrammarlyDocumentId">88e9d6fa8ddde5448189c9cc64941145e70c072954bf8aae74cebb11a3bbefe3</meta:user-defined>
    <meta:user-defined meta:name="HyperlinkBase">https://softuni.bg/</meta:user-defined>
    <meta:user-defined meta:name="OOXMLCorePropertyCategory" meta:value-type="string">programming, education, software engineering, software development</meta:user-defined>
    <meta:template xlink:type="simple" xlink:actuate="onRequest" xlink:title="Normal" xlink:href=""/>
  </office:meta>
</office:document-meta>
</file>